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686" officeooo:paragraph-rsid="000c6686"/>
    </style:style>
    <style:style style:name="P2" style:family="paragraph" style:parent-style-name="Standard">
      <style:text-properties officeooo:rsid="000c6686" officeooo:paragraph-rsid="001356b5"/>
    </style:style>
    <style:style style:name="P3" style:family="paragraph" style:parent-style-name="Standard">
      <style:text-properties officeooo:rsid="000d31fe" officeooo:paragraph-rsid="000d31fe"/>
    </style:style>
    <style:style style:name="P4" style:family="paragraph" style:parent-style-name="Standard">
      <style:text-properties officeooo:paragraph-rsid="000e2b77"/>
    </style:style>
    <style:style style:name="P5" style:family="paragraph" style:parent-style-name="Standard">
      <style:text-properties officeooo:rsid="000e358f" officeooo:paragraph-rsid="000e358f"/>
    </style:style>
    <style:style style:name="P6" style:family="paragraph" style:parent-style-name="Standard">
      <style:text-properties officeooo:rsid="000e462a" officeooo:paragraph-rsid="000e462a"/>
    </style:style>
    <style:style style:name="P7" style:family="paragraph" style:parent-style-name="Standard">
      <style:text-properties officeooo:rsid="000fcf4f" officeooo:paragraph-rsid="000fcf4f"/>
    </style:style>
    <style:style style:name="P8" style:family="paragraph" style:parent-style-name="Standard">
      <style:text-properties officeooo:rsid="00119e2a" officeooo:paragraph-rsid="00119e2a"/>
    </style:style>
    <style:style style:name="P9" style:family="paragraph" style:parent-style-name="Standard">
      <style:text-properties officeooo:rsid="0011d5d8" officeooo:paragraph-rsid="0011d5d8"/>
    </style:style>
    <style:style style:name="P10" style:family="paragraph" style:parent-style-name="Standard">
      <style:text-properties officeooo:rsid="0011d74c" officeooo:paragraph-rsid="0011d74c"/>
    </style:style>
    <style:style style:name="P11" style:family="paragraph" style:parent-style-name="Standard">
      <style:text-properties officeooo:rsid="001356b5" officeooo:paragraph-rsid="001356b5"/>
    </style:style>
    <style:style style:name="P12" style:family="paragraph" style:parent-style-name="Standard">
      <style:text-properties officeooo:rsid="000e358f" officeooo:paragraph-rsid="00119e2a"/>
    </style:style>
    <style:style style:name="T1" style:family="text">
      <style:text-properties officeooo:rsid="000d27b7"/>
    </style:style>
    <style:style style:name="T2" style:family="text">
      <style:text-properties officeooo:rsid="000e2b77"/>
    </style:style>
    <style:style style:name="T3" style:family="text">
      <style:text-properties officeooo:rsid="000fcf4f"/>
    </style:style>
    <style:style style:name="T4" style:family="text">
      <style:text-properties officeooo:rsid="00119e2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56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ndi <text:s/>Sources :</text:p>
      <text:p text:style-name="P1"/>
      <text:p text:style-name="P1">1. Bagh Ki Sair <text:span text:style-name="T4">(120 tasks)</text:span></text:p>
      <text:p text:style-name="P2">2. Pratham (Contains sub folders with a lot of single line texts) <text:span text:style-name="T1">(311322 <text:s/>) word count</text:span></text:p>
      <text:p text:style-name="P2"><text:s/><text:span text:style-name="T6">Assuming avg wastage = 65% and word length =8,</text:span></text:p>
      <text:p text:style-name="P11">25294 tasks</text:p>
      <text:p text:style-name="P3">3 . Two more sources one of which has been removed</text:p>
      <text:p text:style-name="P3"/>
      <text:p text:style-name="P3"/>
      <text:p text:style-name="P3"/>
      <text:p text:style-name="P3">Marathi Sources :</text:p>
      <text:p text:style-name="P3"/>
      <text:p text:style-name="P3">1, Esahity 323; files only 1 has been uploaded (1.7k tasks)</text:p>
      <text:p text:style-name="P4"><text:span text:style-name="T2">2. <text:s/>only </text:span>vrukshmandir_anil_wakankar_8LsHrn7 <text:span text:style-name="T2">text file has been uploaded (2336 tasks)</text:span></text:p>
      <text:p text:style-name="P4"/>
      <text:p text:style-name="P4"/>
      <text:p text:style-name="P5">22177 5_ekankika_mahotsav_sandeep_surve/5_ekankika_mahotsav_sandeep_surve.txt</text:p>
      <text:p text:style-name="P5"><text:s text:c="4"/>4353 aa5/aa5.txt</text:p>
      <text:p text:style-name="P5"><text:s text:c="4"/>5384 aasakti_anusmruti/aasakti_anusmruti.txt</text:p>
      <text:p text:style-name="P5"><text:s text:c="3"/>50799 aayushyachya_pitchvar_vijay_chitale/aayushyachya_pitchvar_vijay_chitale.txt</text:p>
      <text:p text:style-name="P5"><text:s text:c="4"/>3154 aayushya_giravitana-_sandeep_yadav_/aayushya_giravitana-_sandeep_yadav_.txt</text:p>
      <text:p text:style-name="P5"><text:s text:c="4"/>1522 abk_shambhu_ganpule/abk_shambhu_ganpule.txt</text:p>
      <text:p text:style-name="P5"><text:s text:c="2"/>105990 about_hindu_ceremonies_and_holiday_gupte_s/about_hindu_ceremonies_and_holiday_gupte_s.txt</text:p>
      <text:p text:style-name="P5"><text:s text:c="5"/>649 about_marathi_esahity/about_marathi_esahity.txt</text:p>
      <text:p text:style-name="P5"><text:s text:c="3"/>18351 adhunik_kahanya_nitin_more/adhunik_kahanya_nitin_more.txt</text:p>
      <text:p text:style-name="P5"><text:s text:c="4"/>5212 adhunik_shaktipithe_vaijayanti/adhunik_shaktipithe_vaijayanti.txt</text:p>
      <text:p text:style-name="P5"><text:s text:c="3"/>23168 a_doll_house_vasant_bagul/a_doll_house_vasant_bagul.txt</text:p>
      <text:p text:style-name="P5"><text:s text:c="3"/>34420 aghaat_parshuram_mali/aghaat_parshuram_mali.txt</text:p>
      <text:p text:style-name="P5"><text:s text:c="4"/>6565 aghatit_sagar_patil/aghatit_sagar_patil.txt</text:p>
      <text:p text:style-name="P5"><text:s text:c="4"/>3199 aham_revan_jadhav/aham_revan_jadhav.txt</text:p>
      <text:p text:style-name="P5"><text:s text:c="4"/>1681 ahankari_ratkida_anagha_hire/ahankari_ratkida_anagha_hire.txt</text:p>
      <text:p text:style-name="P5"><text:s text:c="3"/>19338 ahp_suraj_gatade/ahp_suraj_gatade.txt</text:p>
      <text:p text:style-name="P5"><text:s text:c="4"/>3615 aik_n_tejal_apale/aik_n_tejal_apale.txt</text:p>
      <text:p text:style-name="P5"><text:s text:c="3"/>20303 ajachya_jagaat_prakash_raut/ajachya_jagaat_prakash_raut.txt</text:p>
      <text:p text:style-name="P5"><text:s text:c="4"/>2499 akp_itnoh_mk/akp_itnoh_mk.txt</text:p>
      <text:p text:style-name="P5"><text:s text:c="3"/>15755 akrandan_rahul_kharat/akrandan_rahul_kharat.txt</text:p>
      <text:p text:style-name="P5"><text:s text:c="4"/>1801 akshar_ank1/akshar_ank1.txt</text:p>
      <text:p text:style-name="P5"><text:s text:c="4"/>1397 akshar_ank3/akshar_ank3.txt</text:p>
      <text:p text:style-name="P5"><text:s text:c="4"/>2203 akshar_ankur2/akshar_ankur2.txt</text:p>
      <text:p text:style-name="P5"><text:s text:c="4"/>1191 aksharankur4/aksharankur4.txt</text:p>
      <text:p text:style-name="P5"><text:s text:c="4"/>5354 alfaazdotcom_faruk_kazi/alfaazdotcom_faruk_kazi.txt</text:p>
      <text:p text:style-name="P5"><text:s text:c="3"/>11839 amanavi_sparsh_abhishek_dalvi/amanavi_sparsh_abhishek_dalvi.txt</text:p>
      <text:p text:style-name="P5"><text:s text:c="3"/>29527 american_parikatha_vasant_bagul/american_parikatha_vasant_bagul.txt</text:p>
      <text:p text:style-name="P5"><text:s text:c="4"/>9581 amitabh_bachan_yashraj_parkhi/amitabh_bachan_yashraj_parkhi.txt</text:p>
      <text:p text:style-name="P5"><text:s text:c="3"/>18707 analitica_shreepad_sabnis/analitica_shreepad_sabnis.txt</text:p>
      <text:p text:style-name="P5"><text:s text:c="3"/>22589 annapoorna_devi/annapoorna_devi.txt</text:p>
      <text:p text:style-name="P5"><text:s text:c="4"/>7306 antarang_shambhu_ganpule/antarang_shambhu_ganpule.txt</text:p>
      <text:p text:style-name="P5"><text:s text:c="4"/>2401 ant_asavari_kakade/ant_asavari_kakade.txt</text:p>
      <text:p text:style-name="P5"><text:s text:c="4"/>8243 aparichit_akashkhandke/aparichit_akashkhandke.txt</text:p>
      <text:p text:style-name="P5"><text:s text:c="3"/>26063 aphs_shambhu_ganpule/aphs_shambhu_ganpule.txt</text:p>
      <text:p text:style-name="P5"><text:s text:c="3"/>13405 arul_saru_harshad_molishree/arul_saru_harshad_molishree.txt</text:p>
      <text:p text:style-name="P5"><text:soft-page-break/><text:s text:c="4"/>9330 arunodaya_ketakee_shah/arunodaya_ketakee_shah.txt</text:p>
      <text:p text:style-name="P5"><text:s text:c="4"/>2459 ask12/ask12.txt</text:p>
      <text:p text:style-name="P5"><text:s text:c="3"/>37468 astaaii_keshavrav_bhole/astaaii_keshavrav_bhole.txt</text:p>
      <text:p text:style-name="P5"><text:s text:c="3"/>20498 atitagaman_vasant_bagul/atitagaman_vasant_bagul.txt</text:p>
      <text:p text:style-name="P5"><text:s text:c="5"/>763 attack_of_tablets/attack_of_tablets.txt</text:p>
      <text:p text:style-name="P5"><text:s text:c="4"/>9792 bahinabai/bahinabai.txt</text:p>
      <text:p text:style-name="P5"><text:s text:c="7"/>1 bahinabai/test.txt</text:p>
      <text:p text:style-name="P5"><text:s text:c="4"/>3139 bal/bal.txt</text:p>
      <text:p text:style-name="P5"><text:s text:c="3"/>25165 balbharati_7th/balbharati_7th.txt</text:p>
      <text:p text:style-name="P5"><text:s text:c="4"/>4368 banku_bahaddar_neelam_sangwai/banku_bahaddar_neelam_sangwai.txt</text:p>
      <text:p text:style-name="P5"><text:s text:c="4"/>4030 barudaachi_vaat_hanuman_karhale/barudaachi_vaat_hanuman_karhale.txt</text:p>
      <text:p text:style-name="P5"><text:s text:c="3"/>23814 bayari_sanjay_yerne/bayari_sanjay_yerne.txt</text:p>
      <text:p text:style-name="P5"><text:s text:c="3"/>34769 bhagavaana-buddha_2_dd_kosambi/bhagavaana-buddha_2_dd_kosambi.txt</text:p>
      <text:p text:style-name="P5"><text:s text:c="3"/>42580 bhagavaan-buddha_1__dd_kosambi/bhagavaan-buddha_1__dd_kosambi.txt</text:p>
      <text:p text:style-name="P5"><text:s text:c="2"/>103846 bharatiya_musalmanacha_rajkiya_etihas_1858_to_1947_011/bharatiya_musalmanacha_rajkiya_etihas_1858_to_1947_011.txt</text:p>
      <text:p text:style-name="P5"><text:s text:c="3"/>57045 bharatiya-sangit_krushnarav_mule/bharatiya-sangit_krushnarav_mule.txt</text:p>
      <text:p text:style-name="P5"><text:s text:c="2"/>121535 bharatiy_sangit_v_sangitshastra/bharatiy_sangit_v_sangitshastra.txt</text:p>
      <text:p text:style-name="P5"><text:s text:c="4"/>9446 bharat_mda_manoj_rajput/bharat_mda_manoj_rajput.txt</text:p>
      <text:p text:style-name="P5"><text:s text:c="3"/>45735 bharti_vadya/bharti_vadya.txt</text:p>
      <text:p text:style-name="P5"><text:s text:c="4"/>5425 bhaubeej_anil_wakankar/bhaubeej_anil_wakankar.txt</text:p>
      <text:p text:style-name="P5"><text:s text:c="4"/>3717 bhayan_ratra_shrenik_sarade/bhayan_ratra_shrenik_sarade.txt</text:p>
      <text:p text:style-name="P5"><text:s text:c="4"/>8570 bhog_milind_lkulkarni/bhog_milind_lkulkarni.txt</text:p>
      <text:p text:style-name="P5"><text:s text:c="4"/>3988 bhopal_narsamhar__dipti_kabade/bhopal_narsamhar__dipti_kabade.txt</text:p>
      <text:p text:style-name="P5"><text:s text:c="3"/>13265 bhrashtachar_nitin_more/bhrashtachar_nitin_more.txt</text:p>
      <text:p text:style-name="P5"><text:s text:c="3"/>10814 bhuibhog__sandeep_jagtap/bhuibhog__sandeep_jagtap.txt</text:p>
      <text:p text:style-name="P5"><text:s text:c="3"/>14126 bhukechee_jakhan_naresh_rawtala/bhukechee_jakhan_naresh_rawtala.txt</text:p>
      <text:p text:style-name="P5"><text:s text:c="4"/>8180 bsbb_sangeeta_joshi/bsbb_sangeeta_joshi.txt</text:p>
      <text:p text:style-name="P5"><text:s text:c="4"/>5302 cc_tiny_booklet_of_gardening/cc_tiny_booklet_of_gardening.txt</text:p>
      <text:p text:style-name="P5"><text:s text:c="3"/>10116 chakramaditya_2_nitin_more/chakramaditya_2_nitin_more.txt</text:p>
      <text:p text:style-name="P5"><text:s text:c="4"/>3517 chanakyachitre_shashank_parulekar/chanakyachitre_shashank_parulekar.txt</text:p>
      <text:p text:style-name="P5"><text:s text:c="4"/>2497 chanderigad_vishal_dalvi/chanderigad_vishal_dalvi.txt</text:p>
      <text:p text:style-name="P5"><text:s text:c="4"/>4768 chandrakor_vasant_bagul/chandrakor_vasant_bagul.txt</text:p>
      <text:p text:style-name="P5"><text:s text:c="3"/>12866 cherry_land_diwali_ank_-_2014/cherry_land_diwali_ank_-_2014.txt</text:p>
      <text:p text:style-name="P5"><text:s text:c="3"/>11186 chhotyanchi_mothi_gosht_savita_nabar/chhotyanchi_mothi_gosht_savita_nabar.txt</text:p>
      <text:p text:style-name="P5"><text:s text:c="3"/>62516 chimanravache-chrhat__chivi_joshi/chimanravache-chrhat__chivi_joshi.txt</text:p>
      <text:p text:style-name="P5"><text:s text:c="4"/>4797 chitrarasaswad_sandeep/chitrarasaswad_sandeep.txt</text:p>
      <text:p text:style-name="P5"><text:s text:c="4"/>2280 chitra_shakti/chitra_shakti.txt</text:p>
      <text:p text:style-name="P5"><text:s text:c="4"/>2125 chokhamela_abhang_low_1/chokhamela_abhang_low_1.txt</text:p>
      <text:p text:style-name="P5"><text:s text:c="4"/>6757 choukatibaher_akash_khandke/choukatibaher_akash_khandke.txt</text:p>
      <text:p text:style-name="P5"><text:s text:c="4"/>4446 daabistegiri_vijay_indukoshai/daabistegiri_vijay_indukoshai.txt</text:p>
      <text:p text:style-name="P5"><text:s text:c="4"/>3859 dahavi_swarup_sawant/dahavi_swarup_sawant.txt</text:p>
      <text:p text:style-name="P5"><text:s text:c="4"/>8294 dakkhan_daulat_sachin_kakade/dakkhan_daulat_sachin_kakade.txt</text:p>
      <text:p text:style-name="P5"><text:s text:c="3"/>28458 damroo_sanjay_yerne/damroo_sanjay_yerne.txt</text:p>
      <text:p text:style-name="P5"><text:s text:c="3"/>22315 dayitva_vasant_bagul/dayitva_vasant_bagul.txt</text:p>
      <text:p text:style-name="P5"><text:s text:c="3"/>13227 death_of_lincolns_mother_suraj_gatade/death_of_lincolns_mother_suraj_gatade.txt</text:p>
      <text:p text:style-name="P5"><text:s text:c="4"/>8445 death_will_suraj_gatade/death_will_suraj_gatade.txt</text:p>
      <text:p text:style-name="P5"><text:s text:c="3"/>11078 detective_alpha_4_andhaar_saurabh_wagale/detective_alpha_4_andhaar_saurabh_wagale.txt</text:p>
      <text:p text:style-name="P5"><text:s text:c="3"/>10757 detective_alpha_june_ghar_saurabh_wagale/detective_alpha_june_ghar_saurabh_wagale.txt</text:p>
      <text:p text:style-name="P5"><text:soft-page-break/><text:s text:c="3"/>20293 dhyasang_arvind_budhkar/dhyasang_arvind_budhkar.txt</text:p>
      <text:p text:style-name="P5"><text:s text:c="3"/>16537 divataa_bhupesh_kumbhar/divataa_bhupesh_kumbhar.txt</text:p>
      <text:p text:style-name="P5"><text:s text:c="3"/>17980 divyanand_pandurang_more/divyanand_pandurang_more.txt</text:p>
      <text:p text:style-name="P5"><text:s text:c="3"/>61878 doctor_chanakya_shashank_parulekar/doctor_chanakya_shashank_parulekar.txt</text:p>
      <text:p text:style-name="P5"><text:s text:c="3"/>52990 doctor_mitwaa_shashank_parulekar/doctor_mitwaa_shashank_parulekar.txt</text:p>
      <text:p text:style-name="P5"><text:s text:c="3"/>33835 dominent_nilesh_desai/dominent_nilesh_desai.txt</text:p>
      <text:p text:style-name="P5"><text:s text:c="4"/>1209 dongala_anagha_hire/dongala_anagha_hire.txt</text:p>
      <text:p text:style-name="P5"><text:s text:c="3"/>14610 dorian_gray_oscar_wilde_vrishali_joshi/dorian_gray_oscar_wilde_vrishali_joshi.txt</text:p>
      <text:p text:style-name="P5"><text:s text:c="4"/>5835 durgakavach_anil_wakankar/durgakavach_anil_wakankar.txt</text:p>
      <text:p text:style-name="P5"><text:s text:c="3"/>10853 dushkali_vavtal_sanjay_bansode/dushkali_vavtal_sanjay_bansode.txt</text:p>
      <text:p text:style-name="P5"><text:s text:c="3"/>10750 e_book_listjan_2014_cute2/e_book_listjan_2014_cute2.txt</text:p>
      <text:p text:style-name="P5"><text:s text:c="3"/>13767 eka_ratrichi_bayko_sandeep_surve/eka_ratrichi_bayko_sandeep_surve.txt</text:p>
      <text:p text:style-name="P5"><text:s text:c="3"/>12016 ekatee_asha_patil/ekatee_asha_patil.txt</text:p>
      <text:p text:style-name="P5"><text:s text:c="4"/>1219 ek_hote_raje_mayuresh_kulkarni/ek_hote_raje_mayuresh_kulkarni.txt</text:p>
      <text:p text:style-name="P5"><text:s text:c="3"/>13788 ek_mokat_ware_shambhu_ganpule/ek_mokat_ware_shambhu_ganpule.txt</text:p>
      <text:p text:style-name="P5"><text:s text:c="4"/>6556 esahity_kalachi_garaj_prakash_raut/esahity_kalachi_garaj_prakash_raut.txt</text:p>
      <text:p text:style-name="P5"><text:s text:c="3"/>10380 face_off_sandeep_surve/face_off_sandeep_surve.txt</text:p>
      <text:p text:style-name="P5"><text:s text:c="4"/>9330 flame_suraj_gatade/flame_suraj_gatade.txt</text:p>
      <text:p text:style-name="P5"><text:s text:c="4"/>3414 for_every_daughter/for_every_daughter.txt</text:p>
      <text:p text:style-name="P5"><text:s text:c="4"/>5912 funkarichi_wadale_sweetie_mahale/funkarichi_wadale_sweetie_mahale.txt</text:p>
      <text:p text:style-name="P5"><text:s text:c="4"/>2825 gaja_sainath_channe/gaja_sainath_channe.txt</text:p>
      <text:p text:style-name="P5"><text:s text:c="2"/>152974 gandhi_autobio_marathi/gandhi_autobio_marathi.txt</text:p>
      <text:p text:style-name="P5"><text:s text:c="3"/>47977 geeta_rahasya_1/geeta_rahasya_1.txt</text:p>
      <text:p text:style-name="P5"><text:s text:c="3"/>22625 geetasaar_neela_vete/geetasaar_neela_vete.txt</text:p>
      <text:p text:style-name="P5"><text:s text:c="4"/>3009 gidoochi_shaala/gidoochi_shaala.txt</text:p>
      <text:p text:style-name="P5"><text:s text:c="4"/>2978 gidoochi_shaala_r/gidoochi_shaala_r.txt</text:p>
      <text:p text:style-name="P5"><text:s text:c="4"/>3282 hampi_madhuri_naik/hampi_madhuri_naik.txt</text:p>
      <text:p text:style-name="P5"><text:s text:c="3"/>15522 haravlele_dole_nasa_yewtikar/haravlele_dole_nasa_yewtikar.txt</text:p>
      <text:p text:style-name="P5"><text:s text:c="4"/>4443 harishchandragad__waat_davya_nalichi_/harishchandragad__waat_davya_nalichi_.txt</text:p>
      <text:p text:style-name="P5"><text:s text:c="3"/>33490 himmate_marda_ulhas_joshi_/himmate_marda_ulhas_joshi_.txt</text:p>
      <text:p text:style-name="P5"><text:s text:c="3"/>13036 hkb_archana_mirajkar/hkb_archana_mirajkar.txt</text:p>
      <text:p text:style-name="P5"><text:s text:c="4"/>2902 homeopathy_dr_nandini_dhargalkar/homeopathy_dr_nandini_dhargalkar.txt</text:p>
      <text:p text:style-name="P5"><text:s text:c="3"/>50640 hsi_st_final/hsi_st_final.txt</text:p>
      <text:p text:style-name="P5"><text:s text:c="3"/>37394 human_programming_r/human_programming_r.txt</text:p>
      <text:p text:style-name="P5"><text:s text:c="4"/>2782 hvmg_charulata_vispute/hvmg_charulata_vispute.txt</text:p>
      <text:p text:style-name="P5"><text:s text:c="4"/>1806 icecream_yogesh/icecream_yogesh.txt</text:p>
      <text:p text:style-name="P5"><text:s text:c="4"/>3578 indian_crow_sudhir_marathe/indian_crow_sudhir_marathe.txt</text:p>
      <text:p text:style-name="P5"><text:s text:c="4"/>3937 indore_ujjain_madhuri_naik/indore_ujjain_madhuri_naik.txt</text:p>
      <text:p text:style-name="P5"><text:s text:c="4"/>7137 indradhanushya_girish_patil/indradhanushya_girish_patil.txt</text:p>
      <text:p text:style-name="P5"><text:s text:c="7"/>0 ishq_aniket_samudra/ishq_aniket_samudra.txt</text:p>
      <text:p text:style-name="P5"><text:s text:c="3"/>16918 itihasachi_vilag_paane_smita_damle/itihasachi_vilag_paane_smita_damle.txt</text:p>
      <text:p text:style-name="P5"><text:s text:c="3"/>18513 iye_koot_prashnanchiye_nagari_dist/iye_koot_prashnanchiye_nagari_dist.txt</text:p>
      <text:p text:style-name="P5"><text:s text:c="3"/>13769 jagruti_nasa_yewtikar/jagruti_nasa_yewtikar.txt</text:p>
      <text:p text:style-name="P5"><text:s text:c="4"/>6406 jamala_tar_sachin_bijutkar/jamala_tar_sachin_bijutkar.txt</text:p>
      <text:p text:style-name="P5"><text:s text:c="4"/>9512 janani_savita_shetty/janani_savita_shetty.txt</text:p>
      <text:p text:style-name="P5"><text:s text:c="4"/>1763 japanai_bhasha_2_nandini_dhargalkar/japanai_bhasha_2_nandini_dhargalkar.txt</text:p>
      <text:p text:style-name="P5"><text:s text:c="4"/>2331 japani_bhasha_nandini_dhargalkar/japani_bhasha_nandini_dhargalkar.txt</text:p>
      <text:p text:style-name="P5"><text:s text:c="3"/>20765 japani_pari_1_vasant_bagul/japani_pari_1_vasant_bagul.txt</text:p>
      <text:p text:style-name="P5"><text:s text:c="3"/>19693 japani_pari_3_vasant_bagul/japani_pari_3_vasant_bagul.txt</text:p>
      <text:p text:style-name="P5"><text:s text:c="3"/>22684 japani_parikatha_2_vasant_bagul/japani_parikatha_2_vasant_bagul.txt</text:p>
      <text:p text:style-name="P5"><text:s text:c="3"/>51722 jeevanseema_mohan_madwanna/jeevanseema_mohan_madwanna.txt</text:p>
      <text:p text:style-name="P5"><text:s text:c="4"/>4604 jeevanshaili_vijay_tulashibagwale/jeevanshaili_vijay_tulashibagwale.txt</text:p>
      <text:p text:style-name="P5"><text:soft-page-break/><text:s text:c="3"/>28691 jivanmargdarshan/jivanmargdarshan.txt</text:p>
      <text:p text:style-name="P5"><text:s text:c="3"/>16878 kaamsootra_2016_sunil_samant/kaamsootra_2016_sunil_samant.txt</text:p>
      <text:p text:style-name="P5"><text:s text:c="3"/>10957 kaamsootra_part_1_cut/kaamsootra_part_1_cut.txt</text:p>
      <text:p text:style-name="P5"><text:s text:c="4"/>4456 kalasubai_trek_shubham_khot/kalasubai_trek_shubham_khot.txt</text:p>
      <text:p text:style-name="P5"><text:s text:c="3"/>24323 kalatani_smita_damle/kalatani_smita_damle.txt</text:p>
      <text:p text:style-name="P5"><text:s text:c="3"/>21356 kallaakaar_bhupesh_kumbhar/kallaakaar_bhupesh_kumbhar.txt</text:p>
      <text:p text:style-name="P5"><text:s text:c="4"/>2774 kamasootra_introb/kamasootra_introb.txt</text:p>
      <text:p text:style-name="P5"><text:s text:c="4"/>3959 kamshet_sagar_patil/kamshet_sagar_patil.txt</text:p>
      <text:p text:style-name="P5"><text:s text:c="4"/>1139 kanhopatra_abhang/kanhopatra_abhang.txt</text:p>
      <text:p text:style-name="P5"><text:s text:c="2"/>111732 kanmantra_arvind_sane/kanmantra_arvind_sane.txt</text:p>
      <text:p text:style-name="P5"><text:s text:c="3"/>32318 kaziche_wadge_manohar_ahire/kaziche_wadge_manohar_ahire.txt</text:p>
      <text:p text:style-name="P5"><text:s text:c="4"/>6918 khadymohini_14_mohini_kale/khadymohini_14_mohini_kale.txt</text:p>
      <text:p text:style-name="P5"><text:s text:c="4"/>8939 khagol_shubhamsonone/khagol_shubhamsonone.txt</text:p>
      <text:p text:style-name="P5"><text:s text:c="4"/>6202 kiss_surajgatade/kiss_surajgatade.txt</text:p>
      <text:p text:style-name="P5"><text:s text:c="3"/>23356 kiti_tuj_samjau_saang_shambhu_ganpule/kiti_tuj_samjau_saang_shambhu_ganpule.txt</text:p>
      <text:p text:style-name="P5"><text:s text:c="3"/>28621 krishna_paramatma___3/krishna_paramatma___3.txt</text:p>
      <text:p text:style-name="P5"><text:s text:c="3"/>40854 krishna_paramatma___7/krishna_paramatma___7.txt</text:p>
      <text:p text:style-name="P5"><text:s text:c="3"/>45654 krishna_paramatma___8/krishna_paramatma___8.txt</text:p>
      <text:p text:style-name="P5"><text:s text:c="3"/>33441 krishna_paramatma_part_2/krishna_paramatma_part_2.txt</text:p>
      <text:p text:style-name="P5"><text:s text:c="4"/>6796 kshan_akashkhandke/kshan_akashkhandke.txt</text:p>
      <text:p text:style-name="P5"><text:s text:c="4"/>7941 kshanbhangoor_ketaki_shah/kshanbhangoor_ketaki_shah.txt</text:p>
      <text:p text:style-name="P5"><text:s text:c="4"/>1910 kutumb_nyayalay_sujata_chavan/kutumb_nyayalay_sujata_chavan.txt</text:p>
      <text:p text:style-name="P5"><text:s text:c="3"/>15126 letters_nitin_more/letters_nitin_more.txt</text:p>
      <text:p text:style-name="P5"><text:s text:c="4"/>1181 let_us_make_magic/let_us_make_magic.txt</text:p>
      <text:p text:style-name="P5"><text:s text:c="4"/>1418 link_of_books_in_2016/link_of_books_in_2016.txt</text:p>
      <text:p text:style-name="P5"><text:s text:c="4"/>1363 link_of_books_in_2017_5nov/link_of_books_in_2017_5nov.txt</text:p>
      <text:p text:style-name="P5"><text:s text:c="3"/>18893 little_eyolf_ibsen_vasant_bagul/little_eyolf_ibsen_vasant_bagul.txt</text:p>
      <text:p text:style-name="P5"><text:s text:c="4"/>3852 lohagad_vishal_dalvi/lohagad_vishal_dalvi.txt</text:p>
      <text:p text:style-name="P5"><text:s text:c="3"/>11959 lovestory_abhijeet_paithanpagare/lovestory_abhijeet_paithanpagare.txt</text:p>
      <text:p text:style-name="P5"><text:s text:c="4"/>1994 maazi_saadhi_manase/maazi_saadhi_manase.txt</text:p>
      <text:p text:style-name="P5"><text:s text:c="3"/>20134 machchhar_times_nitin_more/machchhar_times_nitin_more.txt</text:p>
      <text:p text:style-name="P5"><text:s text:c="3"/>15678 madhushala_bachchan/madhushala_bachchan.txt</text:p>
      <text:p text:style-name="P5"><text:s text:c="4"/>2830 magic_world_d_nikam/magic_world_d_nikam.txt</text:p>
      <text:p text:style-name="P5"><text:s text:c="3"/>34259 mahabharat_11_ashok_kothare/mahabharat_11_ashok_kothare.txt</text:p>
      <text:p text:style-name="P5"><text:s text:c="3"/>17954 mahabharat_12_ashok_kothare/mahabharat_12_ashok_kothare.txt</text:p>
      <text:p text:style-name="P5"><text:s text:c="3"/>41335 mahabharat_1__ashok_kothare/mahabharat_1__ashok_kothare.txt</text:p>
      <text:p text:style-name="P5"><text:s text:c="3"/>14582 mahabharat_khand5_ashok_kothare/mahabharat_khand5_ashok_kothare.txt</text:p>
      <text:p text:style-name="P5"><text:s text:c="3"/>39906 mahabharat_khand6_ashok_kothare/mahabharat_khand6_ashok_kothare.txt</text:p>
      <text:p text:style-name="P5"><text:s text:c="3"/>34603 mahabharat_prabhakar_phadnis/mahabharat_prabhakar_phadnis.txt</text:p>
      <text:p text:style-name="P5"><text:s text:c="3"/>61825 maibolicha_vishwasetu__part_1/maibolicha_vishwasetu__part_1.txt</text:p>
      <text:p text:style-name="P5"><text:s text:c="4"/>3868 maitri_vijeshi_omkar_zanje/maitri_vijeshi_omkar_zanje.txt</text:p>
      <text:p text:style-name="P5"><text:s text:c="3"/>36638 mala_disaleli_america_arvind_sane/mala_disaleli_america_arvind_sane.txt</text:p>
      <text:p text:style-name="P5"><text:s text:c="4"/>6154 mala_mot_havychy_e_book_canvert_file_singl_pages/mala_mot_havychy_e_book_canvert_file_singl_pages.txt</text:p>
      <text:p text:style-name="P5"><text:s text:c="4"/>4474 manache_shlok_ebook/manache_shlok_ebook.txt</text:p>
      <text:p text:style-name="P5"><text:s text:c="4"/>7194 manat_ala_mhanun_pankaj_ghare/manat_ala_mhanun_pankaj_ghare.txt</text:p>
      <text:p text:style-name="P5"><text:s text:c="3"/>11988 manovedh_vaijayanti_dange/manovedh_vaijayanti_dange.txt</text:p>
      <text:p text:style-name="P5"><text:s text:c="3"/>11134 man_talyat__malyat/man_talyat__malyat.txt</text:p>
      <text:p text:style-name="P5"><text:s text:c="3"/>35118 manusaki_chitra_bedekar/manusaki_chitra_bedekar.txt</text:p>
      <text:p text:style-name="P5"><text:s text:c="3"/>12551 manusaki_sripad_rautwad/manusaki_sripad_rautwad.txt</text:p>
      <text:p text:style-name="P5"><text:s text:c="3"/>17124 markandey_ramayan__ashok_kothare/markandey_ramayan__ashok_kothare.txt</text:p>
      <text:p text:style-name="P5"><text:soft-page-break/><text:s text:c="3"/>42150 marriage_pannashi_pandurang_kulkarni/marriage_pannashi_pandurang_kulkarni.txt</text:p>
      <text:p text:style-name="P5"><text:s text:c="3"/>25731 matrutva_final/matrutva_final.txt</text:p>
      <text:p text:style-name="P5"><text:s text:c="4"/>2535 maza_vidyarthi_samadhan_s/maza_vidyarthi_samadhan_s.txt</text:p>
      <text:p text:style-name="P5"><text:s text:c="4"/>7361 mehfil_e_prashant_2/mehfil_e_prashant_2.txt</text:p>
      <text:p text:style-name="P5"><text:s text:c="4"/>6277 mehfil_e_prashant/mehfil_e_prashant.txt</text:p>
      <text:p text:style-name="P5"><text:s text:c="3"/>20971 mejavaanipurvi_and_other_stories_somerset_maughm_vrishali_joshi/mejavaanipurvi_and_other_stories_somerset_maughm_vrishali_joshi.txt</text:p>
      <text:p text:style-name="P5"><text:s text:c="4"/>9828 mejavaanipurvi_somerset_maughm_vrishali_joshi/mejavaanipurvi_somerset_maughm_vrishali_joshi.txt</text:p>
      <text:p text:style-name="P5"><text:s text:c="4"/>4501 mi_jayakwadi_chandramohan_hangekar/mi_jayakwadi_chandramohan_hangekar.txt</text:p>
      <text:p text:style-name="P5"><text:s text:c="4"/>5803 mi_kay_khau_nandini/mi_kay_khau_nandini.txt</text:p>
      <text:p text:style-name="P5"><text:s text:c="3"/>10067 mks1_praful_shejao/mks1_praful_shejao.txt</text:p>
      <text:p text:style-name="P5"><text:s text:c="2"/>135106 mmj_vivek_pandit/mmj_vivek_pandit.txt</text:p>
      <text:p text:style-name="P5"><text:s text:c="4"/>5024 mohak_europe_lata_guthe/mohak_europe_lata_guthe.txt</text:p>
      <text:p text:style-name="P5"><text:s text:c="3"/>67470 moon_and_sixpense_moghum_jayant_gune/moon_and_sixpense_moghum_jayant_gune.txt</text:p>
      <text:p text:style-name="P5"><text:s text:c="3"/>19801 mothya_manacha_manus_niranjan_kulkarni/mothya_manacha_manus_niranjan_kulkarni.txt</text:p>
      <text:p text:style-name="P5"><text:s text:c="4"/>9799 mrsb_104_years_ulhas_joshi/mrsb_104_years_ulhas_joshi.txt</text:p>
      <text:p text:style-name="P5"><text:s text:c="3"/>11826 mrugjal_komal_mankar/mrugjal_komal_mankar.txt</text:p>
      <text:p text:style-name="P5"><text:s text:c="3"/>40674 nagmani_prasad_shirke/nagmani_prasad_shirke.txt</text:p>
      <text:p text:style-name="P5"><text:s text:c="3"/>48719 nana_phadnawis_yanchi_bakhar/nana_phadnawis_yanchi_bakhar.txt</text:p>
      <text:p text:style-name="P5"><text:s text:c="3"/>10960 navara_ek_khoj/navara_ek_khoj.txt</text:p>
      <text:p text:style-name="P5"><text:s text:c="3"/>16689 nave_jagane_sandip_shedbale/nave_jagane_sandip_shedbale.txt</text:p>
      <text:p text:style-name="P5"><text:s text:c="4"/>3726 navnirmitee_praveen_mishal/navnirmitee_praveen_mishal.txt</text:p>
      <text:p text:style-name="P5"><text:s text:c="3"/>11938 neeti_sampadanchi_ulhas_joshi/neeti_sampadanchi_ulhas_joshi.txt</text:p>
      <text:p text:style-name="P5"><text:s text:c="3"/>42779 ney_kuthehi_vadala_sangeeta_joshi/ney_kuthehi_vadala_sangeeta_joshi.txt</text:p>
      <text:p text:style-name="P5"><text:s text:c="4"/>8233 nilambit1_dinanath_ban/nilambit1_dinanath_ban.txt</text:p>
      <text:p text:style-name="P5"><text:s text:c="4"/>4802 nisarga_maza_sobati_meghana_shah/nisarga_maza_sobati_meghana_shah.txt</text:p>
      <text:p text:style-name="P5"><text:s text:c="3"/>20535 nishasandhya_manoj_chapake/nishasandhya_manoj_chapake.txt</text:p>
      <text:p text:style-name="P5"><text:s text:c="4"/>4891 om_li_2050_omkar_zanje/om_li_2050_omkar_zanje.txt</text:p>
      <text:p text:style-name="P5"><text:s text:c="2"/>128780 original_dnyaneshwari/original_dnyaneshwari.txt</text:p>
      <text:p text:style-name="P5"><text:s text:c="4"/>7110 pahile_n_mi_tula_omkar_zanje/pahile_n_mi_tula_omkar_zanje.txt</text:p>
      <text:p text:style-name="P5"><text:s text:c="4"/>9568 pali_harshada_tapase_ashok_tapase/pali_harshada_tapase_ashok_tapase.txt</text:p>
      <text:p text:style-name="P5"><text:s text:c="4"/>9608 panchayat-raj/panchayat-raj.txt</text:p>
      <text:p text:style-name="P5"><text:s text:c="4"/>2402 panchvishati_nandini_dhargalkar/panchvishati_nandini_dhargalkar.txt</text:p>
      <text:p text:style-name="P5"><text:s text:c="3"/>19039 paoolkhuna_vinitadeshpande/paoolkhuna_vinitadeshpande.txt</text:p>
      <text:p text:style-name="P5"><text:s text:c="3"/>19916 paool_padate_pudhe_ulhas_joshi/paool_padate_pudhe_ulhas_joshi.txt</text:p>
      <text:p text:style-name="P5"><text:s text:c="4"/>5076 parasite_suraj_gatade/parasite_suraj_gatade.txt</text:p>
      <text:p text:style-name="P5"><text:s text:c="4"/>3350 parikatha_vinayaka_potdar/parikatha_vinayaka_potdar.txt</text:p>
      <text:p text:style-name="P5"><text:s text:c="4"/>5081 paritranay1_dipti_mestri/paritranay1_dipti_mestri.txt</text:p>
      <text:p text:style-name="P5"><text:s text:c="4"/>5406 pawara_naresh_rawtala/pawara_naresh_rawtala.txt</text:p>
      <text:p text:style-name="P5"><text:s text:c="4"/>7469 personal_se_sawaal_pratik_mhatre/personal_se_sawaal_pratik_mhatre.txt</text:p>
      <text:p text:style-name="P5"><text:s text:c="4"/>8513 pinjaraa_sanjay_bansode/pinjaraa_sanjay_bansode.txt</text:p>
      <text:p text:style-name="P5"><text:s text:c="4"/>9958 pink2017/pink2017.txt</text:p>
      <text:p text:style-name="P5"><text:s text:c="3"/>13345 planchet_sonali_samant/planchet_sonali_samant.txt</text:p>
      <text:p text:style-name="P5"><text:s text:c="3"/>11911 poorvabhas_sonali_samant/poorvabhas_sonali_samant.txt</text:p>
      <text:p text:style-name="P5"><text:s text:c="3"/>11655 prashna_jyotish_nandini_dhargalkar/prashna_jyotish_nandini_dhargalkar.txt</text:p>
      <text:p text:style-name="P5"><text:s text:c="4"/>6489 prematuranam_nitin_more/prematuranam_nitin_more.txt</text:p>
      <text:p text:style-name="P5"><text:s text:c="3"/>12332 prem_pratik_mhatre/prem_pratik_mhatre.txt</text:p>
      <text:p text:style-name="P5"><text:soft-page-break/><text:s text:c="4"/>6143 premveda_nitin_rathod/premveda_nitin_rathod.txt</text:p>
      <text:p text:style-name="P5"><text:s text:c="3"/>16588 pune_jilha_1_madhuri_a_naik/pune_jilha_1_madhuri_a_naik.txt</text:p>
      <text:p text:style-name="P5"><text:s text:c="3"/>18277 pune_jilha_2_madhuri_naik/pune_jilha_2_madhuri_naik.txt</text:p>
      <text:p text:style-name="P5"><text:s text:c="3"/>14285 purandarche_ratna_dattatrya_bhapkar/purandarche_ratna_dattatrya_bhapkar.txt</text:p>
      <text:p text:style-name="P5"><text:s text:c="4"/>3506 rahasyamay_jungle_anagha_hire/rahasyamay_jungle_anagha_hire.txt</text:p>
      <text:p text:style-name="P5"><text:s text:c="4"/>8644 raigad__anil_patil/raigad__anil_patil.txt</text:p>
      <text:p text:style-name="P5"><text:s text:c="4"/>2016 raigad_pradakshina/raigad_pradakshina.txt</text:p>
      <text:p text:style-name="P5"><text:s text:c="4"/>2991 rajamachi_shardul_patil/rajamachi_shardul_patil.txt</text:p>
      <text:p text:style-name="P5"><text:s text:c="3"/>15901 ramayan_prabhakara_phadnis/ramayan_prabhakara_phadnis.txt</text:p>
      <text:p text:style-name="P5"><text:s text:c="4"/>8577 rangg_gahirese_savita_nabar/rangg_gahirese_savita_nabar.txt</text:p>
      <text:p text:style-name="P5"><text:s text:c="3"/>27865 rangresha_deepa_miringkar/rangresha_deepa_miringkar.txt</text:p>
      <text:p text:style-name="P5"><text:s text:c="3"/>24870 rasvarsha_bharati_birje_diggikar/rasvarsha_bharati_birje_diggikar.txt</text:p>
      <text:p text:style-name="P5"><text:s text:c="3"/>12935 reshimgani/reshimgani.txt</text:p>
      <text:p text:style-name="P5"><text:s text:c="3"/>70866 rise_of_martha_power/rise_of_martha_power.txt</text:p>
      <text:p text:style-name="P5"><text:s text:c="4"/>9104 rtiact-marathi/rtiact-marathi.txt</text:p>
      <text:p text:style-name="P5"><text:s text:c="3"/>29149 rutugandh_sharad_2014/rutugandh_sharad_2014.txt</text:p>
      <text:p text:style-name="P5"><text:s text:c="4"/>8300 sadrakshanay_manoj_kalamkar/sadrakshanay_manoj_kalamkar.txt</text:p>
      <text:p text:style-name="P5"><text:s text:c="4"/>7624 sahaan_chandan_vichare/sahaan_chandan_vichare.txt</text:p>
      <text:p text:style-name="P5"><text:s text:c="3"/>32906 sahaj_bhagwatgeeta_neela_vete/sahaj_bhagwatgeeta_neela_vete.txt</text:p>
      <text:p text:style-name="P5"><text:s text:c="3"/>10857 sahyagarjana_nirankush/sahyagarjana_nirankush.txt</text:p>
      <text:p text:style-name="P5"><text:s text:c="3"/>26239 saltanat_smita_damle/saltanat_smita_damle.txt</text:p>
      <text:p text:style-name="P5"><text:s text:c="4"/>3929 samaj_gairsamaj_dknikam/samaj_gairsamaj_dknikam.txt</text:p>
      <text:p text:style-name="P5"><text:s text:c="3"/>16227 sambhashanaache_khel_shashank_parulekar/sambhashanaache_khel_shashank_parulekar.txt</text:p>
      <text:p text:style-name="P5"><text:s text:c="3"/>12901 sangato_aika_nitin_more/sangato_aika_nitin_more.txt</text:p>
      <text:p text:style-name="P5"><text:s text:c="3"/>22633 sangeet_darpan/sangeet_darpan.txt</text:p>
      <text:p text:style-name="P5"><text:s text:c="3"/>26933 sankalan_sujata_chavan/sankalan_sujata_chavan.txt</text:p>
      <text:p text:style-name="P5"><text:s text:c="4"/>5665 santachi_wadi_shambhu_ganpule/santachi_wadi_shambhu_ganpule.txt</text:p>
      <text:p text:style-name="P5"><text:s text:c="3"/>50191 sant_nadev_abhang_1/sant_nadev_abhang_1.txt</text:p>
      <text:p text:style-name="P5"><text:s text:c="3"/>51026 sant_nadev_abhang_2/sant_nadev_abhang_2.txt</text:p>
      <text:p text:style-name="P5"><text:s text:c="3"/>23621 sarv_jantu_rutina_ratnakar_mahajan/sarv_jantu_rutina_ratnakar_mahajan.txt</text:p>
      <text:p text:style-name="P5"><text:s text:c="4"/>3551 sat_dives_colegchya_saskarache_final/sat_dives_colegchya_saskarache_final.txt</text:p>
      <text:p text:style-name="P5"><text:s text:c="4"/>8605 scientist_cha_chashma_2_dipti_kabade/scientist_cha_chashma_2_dipti_kabade.txt</text:p>
      <text:p text:style-name="P5"><text:s text:c="3"/>11425 scientist_cha_chashma_dipti_kabade/scientist_cha_chashma_dipti_kabade.txt</text:p>
      <text:p text:style-name="P5"><text:s text:c="3"/>17681 shala_ani_shikshak_nasa_yeotikar/shala_ani_shikshak_nasa_yeotikar.txt</text:p>
      <text:p text:style-name="P5"><text:s text:c="4"/>8036 shala_gulabi_diwas_rashid_inamdar/shala_gulabi_diwas_rashid_inamdar.txt</text:p>
      <text:p text:style-name="P5"><text:s text:c="4"/>7074 shapeet_camera_niranjan_kulkarni/shapeet_camera_niranjan_kulkarni.txt</text:p>
      <text:p text:style-name="P5"><text:s text:c="4"/>3326 shavdya_sai_channe/shavdya_sai_channe.txt</text:p>
      <text:p text:style-name="P5"><text:s text:c="3"/>32327 sherlock_holmes_stories_1a_vrishali_joshi/sherlock_holmes_stories_1a_vrishali_joshi.txt</text:p>
      <text:p text:style-name="P5"><text:s text:c="3"/>15886 shetkaryacha_asud_fule/shetkaryacha_asud_fule.txt</text:p>
      <text:p text:style-name="P5"><text:s text:c="5"/>938 shetmala_vaishnavi_urade/shetmala_vaishnavi_urade.txt</text:p>
      <text:p text:style-name="P5"><text:s text:c="3"/>30642 shevatacha_sakshidar_sanjay_kale/shevatacha_sakshidar_sanjay_kale.txt</text:p>
      <text:p text:style-name="P5"><text:s text:c="4"/>4687 shidori_suresh_pandare/shidori_suresh_pandare.txt</text:p>
      <text:p text:style-name="P5"><text:s text:c="3"/>24675 shilp_dilip_parikh/shilp_dilip_parikh.txt</text:p>
      <text:p text:style-name="P5"><text:s text:c="3"/>48043 shoonyatun_suryakade_a_datar/shoonyatun_suryakade_a_datar.txt</text:p>
      <text:p text:style-name="P5"><text:s text:c="3"/>47678 shudra_ambedkar/shudra_ambedkar.txt</text:p>
      <text:p text:style-name="P5"><text:s text:c="3"/>61918 shyamachi_aai/shyamachi_aai.txt</text:p>
      <text:p text:style-name="P5"><text:s text:c="4"/>7320 shyamchi_aai_drama_sanjay_yerne/shyamchi_aai_drama_sanjay_yerne.txt</text:p>
      <text:p text:style-name="P5"><text:s text:c="4"/>2672 sindhudurga__madhuri_naik/sindhudurga__madhuri_naik.txt</text:p>
      <text:p text:style-name="P5"><text:s text:c="4"/>6504 sixth_sense_vinayaka_potdar/sixth_sense_vinayaka_potdar.txt</text:p>
      <text:p text:style-name="P5"><text:s text:c="3"/>14478 skp_sandeep_surve/skp_sandeep_surve.txt</text:p>
      <text:p text:style-name="P5"><text:soft-page-break/><text:s text:c="3"/>16094 snakes_myths__facts_in_marathi_by_santosh_takaler2/snakes_myths__facts_in_marathi_by_santosh_takaler2.txt</text:p>
      <text:p text:style-name="P5"><text:s text:c="3"/>26957 spardhapariksha_sanjay_more/spardhapariksha_sanjay_more.txt</text:p>
      <text:p text:style-name="P5"><text:s text:c="3"/>12249 stree_shripad_rautwad/stree_shripad_rautwad.txt</text:p>
      <text:p text:style-name="P5"><text:s text:c="4"/>2820 sudhagad_vishal_dalvi/sudhagad_vishal_dalvi.txt</text:p>
      <text:p text:style-name="P5"><text:s text:c="4"/>1560 suruvat_mangesh_hiwale/suruvat_mangesh_hiwale.txt</text:p>
      <text:p text:style-name="P5"><text:s text:c="3"/>23355 swaksharankit_vijay_deshpande/swaksharankit_vijay_deshpande.txt</text:p>
      <text:p text:style-name="P5"><text:s text:c="4"/>3548 swarvyanjan_sanjay_kale/swarvyanjan_sanjay_kale.txt</text:p>
      <text:p text:style-name="P5"><text:s text:c="3"/>34790 swaryogini/swaryogini.txt</text:p>
      <text:p text:style-name="P5"><text:s text:c="4"/>5564 tallichi_shala_12_15/tallichi_shala_12_15.txt</text:p>
      <text:p text:style-name="P5"><text:s text:c="4"/>6454 tallichishala/tallichishala.txt</text:p>
      <text:p text:style-name="P5"><text:s text:c="4"/>9116 tao_upanishad_shambhu_ganpule/tao_upanishad_shambhu_ganpule.txt</text:p>
      <text:p text:style-name="P5"><text:s text:c="3"/>66381 taryanche_jag_big/taryanche_jag_big.txt</text:p>
      <text:p text:style-name="P5"><text:s text:c="4"/>6981 tee_ani_mee_suchit_munde/tee_ani_mee_suchit_munde.txt</text:p>
      <text:p text:style-name="P5"><text:s text:c="4"/>9993 tee_manoj_rajput/tee_manoj_rajput.txt</text:p>
      <text:p text:style-name="P5"><text:s text:c="4"/>4800 thane_madhuri_naik/thane_madhuri_naik.txt</text:p>
      <text:p text:style-name="P5"><text:s text:c="4"/>3626 the_great_hedge_of_india_1revised/the_great_hedge_of_india_1revised.txt</text:p>
      <text:p text:style-name="P5"><text:s text:c="3"/>37231 time_machine_kishor_bhagwat/time_machine_kishor_bhagwat.txt</text:p>
      <text:p text:style-name="P5"><text:s text:c="3"/>65517 tzk5/tzk5.txt</text:p>
      <text:p text:style-name="P5"><text:s text:c="4"/>8245 udyami_jagadish_khandewale/udyami_jagadish_khandewale.txt</text:p>
      <text:p text:style-name="P5"><text:s text:c="3"/>18223 ulki_bhupesh_kumbhar/ulki_bhupesh_kumbhar.txt</text:p>
      <text:p text:style-name="P5"><text:s text:c="4"/>4877 u_ov_anagha_hire/u_ov_anagha_hire.txt</text:p>
      <text:p text:style-name="P5"><text:s text:c="4"/>4442 vachadosh_sujata_chavan/vachadosh_sujata_chavan.txt</text:p>
      <text:p text:style-name="P5"><text:s text:c="3"/>63636 valay_nimish_sonar/valay_nimish_sonar.txt</text:p>
      <text:p text:style-name="P5"><text:s text:c="4"/>5782 vidyarthi_swarup_sawant/vidyarthi_swarup_sawant.txt</text:p>
      <text:p text:style-name="P5"><text:s text:c="3"/>12890 viheer_sushama_jadhav/viheer_sushama_jadhav.txt</text:p>
      <text:p text:style-name="P5"><text:s text:c="4"/>3011 vijaydurg_aaditya_gurav/vijaydurg_aaditya_gurav.txt</text:p>
      <text:p text:style-name="P5"><text:s text:c="4"/>1985 vikramadity/vikramadity.txt</text:p>
      <text:p text:style-name="P5"><text:s text:c="4"/>9545 vinayak_anil_wakankar/vinayak_anil_wakankar.txt</text:p>
      <text:p text:style-name="P5"><text:s text:c="4"/>2368 vivart_vivek_vadkar/vivart_vivek_vadkar.txt</text:p>
      <text:p text:style-name="P5"><text:s text:c="3"/>30956 vrukshmandir_anil_wakankar/vrukshmandir_anil_wakankar.txt</text:p>
      <text:p text:style-name="P5"><text:s text:c="3"/>43002 vyaadhgeeta/vyaadhgeeta.txt</text:p>
      <text:p text:style-name="P5"><text:s text:c="4"/>1310 what_is_e_sahity/what_is_e_sahity.txt</text:p>
      <text:p text:style-name="P5"><text:s text:c="4"/>4469 wht_pr/wht_pr.txt</text:p>
      <text:p text:style-name="P5"><text:s text:c="3"/>10554 wide_angle_madhun__prasad_joshi/wide_angle_madhun__prasad_joshi.txt</text:p>
      <text:p text:style-name="P5"><text:s text:c="3"/>31036 wild_duck_vasant_bagul/wild_duck_vasant_bagul.txt</text:p>
      <text:p text:style-name="P5"><text:s text:c="4"/>6896 ya_kolhatakaranchya_gharat_nitin_more/ya_kolhatakaranchya_gharat_nitin_more.txt</text:p>
      <text:p text:style-name="P5"><text:s text:c="3"/>25341 yashomandir_mangesh_koli/yashomandir_mangesh_koli.txt</text:p>
      <text:p text:style-name="P5"><text:s text:c="3"/>19495 yashomantra_mangesh_koli/yashomantra_mangesh_koli.txt</text:p>
      <text:p text:style-name="P5"><text:s text:c="3"/>12872 yashoyutam_vande_ulhas_joshi/yashoyutam_vande_ulhas_joshi.txt</text:p>
      <text:p text:style-name="P5"><text:s text:c="3"/>13025 yatal_sanjay_bansode/yatal_sanjay_bansode.txt</text:p>
      <text:p text:style-name="P5"><text:s text:c="4"/>7860 ye_chamanajar_sangeeta_joshi/ye_chamanajar_sangeeta_joshi.txt</text:p>
      <text:p text:style-name="P12"><text:s/>5754029 total words , 1007859 lines</text:p>
      <text:p text:style-name="P5"/>
      <text:p text:style-name="P6">assuming wastage rate = <text:span text:style-name="T3">65-70</text:span>% <text:span text:style-name="T3">(from report)</text:span>and <text:s/><text:span text:style-name="T3">mean </text:span>length = <text:span text:style-name="T3">8 </text:span></text:p>
      <text:p text:style-name="P7">667878 <text:s/>tasks</text:p>
      <text:p text:style-name="P7"/>
      <text:p text:style-name="P7"/>
      <text:p text:style-name="P8">Tamil Sources :</text:p>
      <text:p text:style-name="P8"/>
      <text:p text:style-name="P8"/>
      <text:p text:style-name="P8"><text:soft-page-break/>1. eruzhvali-short-stories-poems_ 764 tasks seen (dashboard)</text:p>
      <text:p text:style-name="P8"/>
      <text:p text:style-name="P8">2.</text:p>
      <text:p text:style-name="P8"/>
      <text:p text:style-name="P9"><text:s text:c="3"/>16063 freetamilebooks/20-heritage-stories/20-heritage-stories.txt</text:p>
      <text:p text:style-name="P9"><text:s text:c="5"/>1645 freetamilebooks/38-payon-kavithaighal/38-payon-kavithaighal.txt</text:p>
      <text:p text:style-name="P9"><text:s text:c="5"/>4524 freetamilebooks/aahtalinal-kadhal-seiveer/aahtalinal-kadhal-seiveer.txt</text:p>
      <text:p text:style-name="P9"><text:s text:c="5"/>7353 freetamilebooks/aan-thunai-short-storeis/aan-thunai-short-storeis.txt</text:p>
      <text:p text:style-name="P9"><text:s text:c="5"/>8383 freetamilebooks/abdul-kalam-poems-quotes/abdul-kalam-poems-quotes.txt</text:p>
      <text:p text:style-name="P9"><text:s text:c="4"/>24661 freetamilebooks/abirami-andhadhi/abirami-andhadhi.txt</text:p>
      <text:p text:style-name="P9"><text:s text:c="5"/>8234 freetamilebooks/abiramianthatiintamil/abiramianthatiintamil.txt</text:p>
      <text:p text:style-name="P9"><text:s text:c="5"/>5910 freetamilebooks/adalam-padalam-kids-songs/adalam-padalam-kids-songs.txt</text:p>
      <text:p text:style-name="P9"><text:s text:c="4"/>22569 freetamilebooks/a-journey-through-a-school/a-journey-through-a-school.txt</text:p>
      <text:p text:style-name="P9"><text:s text:c="5"/>9873 freetamilebooks/alaiyum-manamum-vathiyum-pulamum/alaiyum-manamum-vathiyum-pulamum.txt</text:p>
      <text:p text:style-name="P9"><text:s text:c="5"/>8485 freetamilebooks/alternatenergy_initiative_savings/alternatenergy_initiative_savings.txt</text:p>
      <text:p text:style-name="P9"><text:s text:c="4"/>13242 freetamilebooks/anbulla-manimozhikku-letters/anbulla-manimozhikku-letters.txt</text:p>
      <text:p text:style-name="P9"><text:s text:c="4"/>28960 freetamilebooks/anicha-malargal-short-stories/anicha-malargal-short-stories.txt</text:p>
      <text:p text:style-name="P9"><text:s text:c="5"/>9367 freetamilebooks/annaiyeithedumanmakal/annaiyeithedumanmakal.txt</text:p>
      <text:p text:style-name="P9"><text:s text:c="5"/>7840 freetamilebooks/appavi-vishnu/appavi-vishnu.txt</text:p>
      <text:p text:style-name="P9"><text:s text:c="4"/>33505 freetamilebooks/arasum-puratchiyum/arasum-puratchiyum.txt</text:p>
      <text:p text:style-name="P9"><text:s text:c="4"/>16795 freetamilebooks/ariyaluradukudosai/ariyaluradukudosai.txt</text:p>
      <text:p text:style-name="P9"><text:s text:c="4"/>22668 freetamilebooks/arrahman/arrahman.txt</text:p>
      <text:p text:style-name="P9"><text:s text:c="4"/>28100 freetamilebooks/arul-pozhiyum-nizhal-pathaigal/arul-pozhiyum-nizhal-pathaigal.txt</text:p>
      <text:p text:style-name="P9"><text:s text:c="4"/>18507 freetamilebooks/athe-nila-novel/athe-nila-novel.txt</text:p>
      <text:p text:style-name="P9"><text:s text:c="5"/>6679 freetamilebooks/attanga-yogam/attanga-yogam.txt</text:p>
      <text:p text:style-name="P9"><text:s text:c="5"/>7226 freetamilebooks/avanumoruuyir/avanumoruuyir.txt</text:p>
      <text:p text:style-name="P9"><text:s text:c="4"/>11690 freetamilebooks/avvapothu/avvapothu.txt</text:p>
      <text:p text:style-name="P9"><text:s text:c="5"/>4140 freetamilebooks/ayesha/ayesha.txt</text:p>
      <text:p text:style-name="P9"><text:s text:c="4"/>26728 freetamilebooks/bharathiyar-history/bharathiyar-history.txt</text:p>
      <text:p text:style-name="P9"><text:s text:c="4"/>18667 freetamilebooks/bharathiyin-vedha-mugam/bharathiyin-vedha-mugam.txt</text:p>
      <text:p text:style-name="P9"><text:s text:c="5"/>8683 freetamilebooks/black-june-2014/black-june-2014.txt</text:p>
      <text:p text:style-name="P9"><text:s text:c="4"/>11115 freetamilebooks/boomiyin-ellaiyai-thottavargal/boomiyin-ellaiyai-thottavargal.txt</text:p>
      <text:p text:style-name="P9"><text:s text:c="4"/>14494 freetamilebooks/bothinila-short-stories/bothinila-short-stories.txt</text:p>
      <text:p text:style-name="P9"><text:s text:c="4"/>13603 freetamilebooks/celebrationdaysinworld/celebrationdaysinworld.txt</text:p>
      <text:p text:style-name="P9"><text:s text:c="5"/>5772 freetamilebooks/cheei/cheei.txt</text:p>
      <text:p text:style-name="P9"><text:s text:c="4"/>16400 freetamilebooks/che-guevara/che-guevara.txt</text:p>
      <text:p text:style-name="P9"><text:s text:c="4"/>39861 freetamilebooks/chidambara-ragisiyam/chidambara-ragisiyam.txt</text:p>
      <text:p text:style-name="P9"><text:s text:c="4"/>39419 freetamilebooks/comics-oru-alasal/comics-oru-alasal.txt</text:p>
      <text:p text:style-name="P9"><text:s text:c="5"/>7778 freetamilebooks/curiosity-science-articles/curiosity-science-articles.txt</text:p>
      <text:p text:style-name="P9"><text:s text:c="4"/>16403 freetamilebooks/devan-100/devan-100.txt</text:p>
      <text:p text:style-name="P9"><text:s text:c="5"/>4249 freetamilebooks/devathainpoluthupoku/devathainpoluthupoku.txt</text:p>
      <text:p text:style-name="P9"><text:s text:c="5"/>2421 freetamilebooks/devathaisaranalyam/devathaisaranalyam.txt</text:p>
      <text:p text:style-name="P9"><text:s text:c="4"/>11055 freetamilebooks/dev-bhoomi-himachal/dev-bhoomi-himachal.txt</text:p>
      <text:p text:style-name="P9"><text:s text:c="5"/>7930 freetamilebooks/dharmapuri-regional-medicines/dharmapuri-regional-medicines.txt</text:p>
      <text:p text:style-name="P9"><text:s text:c="5"/>5742 freetamilebooks/each-reader-is-a-poet/each-reader-is-a-poet.txt</text:p>
      <text:p text:style-name="P9"><text:s text:c="5"/>1420 freetamilebooks/edhovum-edhavadhum-poems/edhovum-edhavadhum-poems.txt</text:p>
      <text:p text:style-name="P9"><text:s text:c="4"/>11817 freetamilebooks/enakke-enakkai/enakke-enakkai.txt</text:p>
      <text:p text:style-name="P9"><text:s text:c="5"/>6394 freetamilebooks/en-ammachiyin-kavithaigal/en-ammachiyin-kavithaigal.txt</text:p>
      <text:p text:style-name="P9"><text:s text:c="4"/>11358 freetamilebooks/eruzhvali-short-stories-poems/eruzhvali-short-stories-poems.txt</text:p>
      <text:p text:style-name="P9"><text:s text:c="4"/>52415 freetamilebooks/ezham-vandhargal-vendrargal/ezham-vandhargal-vendrargal.txt</text:p>
      <text:p text:style-name="P9"><text:s text:c="5"/>6919 freetamilebooks/facebook-stories/facebook-stories.txt</text:p>
      <text:p text:style-name="P9"><text:soft-page-break/><text:s text:c="4"/>43359 freetamilebooks/factory-notes/factory-notes.txt</text:p>
      <text:p text:style-name="P9"><text:s text:c="4"/>11994 freetamilebooks/few-books/few-books.txt</text:p>
      <text:p text:style-name="P9"><text:s text:c="4"/>12910 freetamilebooks/first-women-astranaut/first-women-astranaut.txt</text:p>
      <text:p text:style-name="P9"><text:s text:c="5"/>5517 freetamilebooks/foundation-stones-to-happiness-and-success-james-allen/foundation-stones-to-happiness-and-success-james-allen.txt</text:p>
      <text:p text:style-name="P9"><text:s text:c="4"/>19165 freetamilebooks/free-software/free-software.txt</text:p>
      <text:p text:style-name="P9"><text:s text:c="5"/>3260 freetamilebooks/fridayfastingstory/fridayfastingstory.txt</text:p>
      <text:p text:style-name="P9"><text:s text:c="4"/>12735 freetamilebooks/friendsthoughtofmybooks/friendsthoughtofmybooks.txt</text:p>
      <text:p text:style-name="P9"><text:s text:c="5"/>8297 freetamilebooks/from20totoday/from20totoday.txt</text:p>
      <text:p text:style-name="P9"><text:s text:c="5"/>6168 freetamilebooks/gandhi-punnaigikkirar/gandhi-punnaigikkirar.txt</text:p>
      <text:p text:style-name="P9"><text:s text:c="4"/>12810 freetamilebooks/glimpses-of-internet-technologies/glimpses-of-internet-technologies.txt</text:p>
      <text:p text:style-name="P9"><text:s text:c="5"/>8227 freetamilebooks/good-school/good-school.txt</text:p>
      <text:p text:style-name="P9"><text:s text:c="5"/>8745 freetamilebooks/growth-of-scientific-thoughts/growth-of-scientific-thoughts.txt</text:p>
      <text:p text:style-name="P9"><text:s text:c="4"/>11412 freetamilebooks/helen-keller/helen-keller.txt</text:p>
      <text:p text:style-name="P9"><text:s text:c="4"/>10028 freetamilebooks/history-in-pictures/history-in-pictures.txt</text:p>
      <text:p text:style-name="P9"><text:s text:c="4"/>19192 freetamilebooks/how-to-create-blog/how-to-create-blog.txt</text:p>
      <text:p text:style-name="P9"><text:s text:c="4"/>10034 freetamilebooks/html-in-tamil/html-in-tamil.txt</text:p>
      <text:p text:style-name="P9"><text:s text:c="5"/>8778 freetamilebooks/icecreambootham/icecreambootham.txt</text:p>
      <text:p text:style-name="P9"><text:s text:c="4"/>15330 freetamilebooks/indianscience/indianscience.txt</text:p>
      <text:p text:style-name="P9"><text:s text:c="4"/>10397 freetamilebooks/indiyavin-mukkiya-thinangal/indiyavin-mukkiya-thinangal.txt</text:p>
      <text:p text:style-name="P9"><text:s text:c="4"/>30644 freetamilebooks/industrial-scientiest-gd-naidu/industrial-scientiest-gd-naidu.txt</text:p>
      <text:p text:style-name="P9"><text:s text:c="5"/>6765 freetamilebooks/inferno-as-i-read/inferno-as-i-read.txt</text:p>
      <text:p text:style-name="P9"><text:s text:c="4"/>14427 freetamilebooks/iniyavai-40/iniyavai-40.txt</text:p>
      <text:p text:style-name="P9"><text:s text:c="5"/>1969 freetamilebooks/innaiyamanidhan1/innaiyamanidhan1.txt</text:p>
      <text:p text:style-name="P9"><text:s text:c="4"/>10688 freetamilebooks/innumthaniyavillaisughandirathagam/innumthaniyavillaisughandirathagam.txt</text:p>
      <text:p text:style-name="P9"><text:s text:c="4"/>12246 freetamilebooks/internet-technologies-part-2/internet-technologies-part-2.txt</text:p>
      <text:p text:style-name="P9"><text:s text:c="5"/>1273 freetamilebooks/intha-pidi-innum-50-kavithaigal/intha-pidi-innum-50-kavithaigal.txt</text:p>
      <text:p text:style-name="P9"><text:s text:c="4"/>33771 freetamilebooks/ippadikku-naan/ippadikku-naan.txt</text:p>
      <text:p text:style-name="P9"><text:s text:c="4"/>27098 freetamilebooks/javvarasi-vadam/javvarasi-vadam.txt</text:p>
      <text:p text:style-name="P9"><text:s text:c="4"/>18574 freetamilebooks/kaalam-scientific-fiction-short-stories/kaalam-scientific-fiction-short-stories.txt</text:p>
      <text:p text:style-name="P9"><text:s text:c="4"/>14801 freetamilebooks/kadaisi-pakkam/kadaisi-pakkam.txt</text:p>
      <text:p text:style-name="P9"><text:s text:c="4"/>13570 freetamilebooks/kadaisi-pandhu-drama/kadaisi-pandhu-drama.txt</text:p>
      <text:p text:style-name="P9"><text:s text:c="4"/>19956 freetamilebooks/kadhala-kadamaiya/kadhala-kadamaiya.txt</text:p>
      <text:p text:style-name="P9"><text:s text:c="4"/>10579 freetamilebooks/kadhalenpathu/kadhalenpathu.txt</text:p>
      <text:p text:style-name="P9"><text:s text:c="5"/>8160 freetamilebooks/kadhalisai-poems/kadhalisai-poems.txt</text:p>
      <text:p text:style-name="P9"><text:s text:c="6"/>314 freetamilebooks/kadhal-pracharam/kadhal-pracharam.txt</text:p>
      <text:p text:style-name="P9"><text:s text:c="5"/>2951 freetamilebooks/kadhalthandadevathaiku/kadhalthandadevathaiku.txt</text:p>
      <text:p text:style-name="P9"><text:s text:c="5"/>8483 freetamilebooks/kai-kodutha-karigaiyar/kai-kodutha-karigaiyar.txt</text:p>
      <text:p text:style-name="P9"><text:s text:c="4"/>27749 freetamilebooks/kakan/kakan.txt</text:p>
      <text:p text:style-name="P9"><text:s text:c="4"/>13698 freetamilebooks/kalkilo-kadhal-araikilo-kanavu/kalkilo-kadhal-araikilo-kanavu.txt</text:p>
      <text:p text:style-name="P9"><text:s text:c="4"/>31380 freetamilebooks/kamaraj/kamaraj.txt</text:p>
      <text:p text:style-name="P9"><text:s text:c="4"/>97561 freetamilebooks/kambaramayanam-text/kambaramayanam-text.txt</text:p>
      <text:p text:style-name="P9"><text:s text:c="4"/>14184 freetamilebooks/karaikkal-ammaiyar/karaikkal-ammaiyar.txt</text:p>
      <text:p text:style-name="P9"><text:s text:c="4"/>29362 freetamilebooks/karaikudi-unavagam/karaikudi-unavagam.txt</text:p>
      <text:p text:style-name="P9"><text:s text:c="4"/>16132 freetamilebooks/karpom-computer-news/karpom-computer-news.txt</text:p>
      <text:p text:style-name="P9"><text:s text:c="4"/>12617 freetamilebooks/katru-mazhai-veyil-velicham/katru-mazhai-veyil-velicham.txt</text:p>
      <text:p text:style-name="P9"><text:s text:c="5"/>5737 freetamilebooks/kavithayumkadhaley/kavithayumkadhaley.txt</text:p>
      <text:p text:style-name="P9"><text:s text:c="5"/>2331 freetamilebooks/kaviyaubathalaivan/kaviyaubathalaivan.txt</text:p>
      <text:p text:style-name="P9"><text:s text:c="5"/>2736 freetamilebooks/keeranin-kavithai-keetrugal/keeranin-kavithai-keetrugal.txt</text:p>
      <text:p text:style-name="P9"><text:s text:c="5"/>8202 freetamilebooks/khadalkhadal/khadalkhadal.txt</text:p>
      <text:p text:style-name="P9"><text:soft-page-break/><text:s text:c="4"/>11412 freetamilebooks/kili-pechu/kili-pechu.txt</text:p>
      <text:p text:style-name="P9"><text:s text:c="4"/>21399 freetamilebooks/kilipechu/kilipechu.txt</text:p>
      <text:p text:style-name="P9"><text:s text:c="5"/>6515 freetamilebooks/kili-pechu-part-2/kili-pechu-part-2.txt</text:p>
      <text:p text:style-name="P9"><text:s text:c="5"/>6868 freetamilebooks/kirumigal/kirumigal.txt</text:p>
      <text:p text:style-name="P9"><text:s text:c="5"/>6386 freetamilebooks/kolusumarch2016/kolusumarch2016.txt</text:p>
      <text:p text:style-name="P9"><text:s text:c="4"/>18565 freetamilebooks/konjam-soru-konjam-varalaru/konjam-soru-konjam-varalaru.txt</text:p>
      <text:p text:style-name="P9"><text:s text:c="5"/>7584 freetamilebooks/kudisai-novel/kudisai-novel.txt</text:p>
      <text:p text:style-name="P9"><text:s text:c="4"/>10773 freetamilebooks/kural-vidu-thoodhu/kural-vidu-thoodhu.txt</text:p>
      <text:p text:style-name="P9"><text:s text:c="5"/>3358 freetamilebooks/kurumbu-kavithaigal/kurumbu-kavithaigal.txt</text:p>
      <text:p text:style-name="P9"><text:s text:c="5"/>4853 freetamilebooks/kutriyalulugam/kutriyalulugam.txt</text:p>
      <text:p text:style-name="P9"><text:s text:c="4"/>12537 freetamilebooks/lake-city-nainital/lake-city-nainital.txt</text:p>
      <text:p text:style-name="P9"><text:s text:c="5"/>9584 freetamilebooks/laments-of-dead-letters/laments-of-dead-letters.txt</text:p>
      <text:p text:style-name="P9"><text:s text:c="5"/>8867 freetamilebooks/learn-agine-scrum-in-tamil/learn-agine-scrum-in-tamil.txt</text:p>
      <text:p text:style-name="P9"><text:s text:c="5"/>6455 freetamilebooks/learn-css-in-tamil/learn-css-in-tamil.txt</text:p>
      <text:p text:style-name="P9"><text:s text:c="4"/>10134 freetamilebooks/learn-gnulinux-in-tamil-part1/learn-gnulinux-in-tamil-part1.txt</text:p>
      <text:p text:style-name="P9"><text:s text:c="5"/>9613 freetamilebooks/learn-gnulinux-in-tamil-part2/learn-gnulinux-in-tamil-part2.txt</text:p>
      <text:p text:style-name="P9"><text:s text:c="4"/>20781 freetamilebooks/learn-mysql-in-tamil/learn-mysql-in-tamil.txt</text:p>
      <text:p text:style-name="P9"><text:s text:c="5"/>7439 freetamilebooks/learn-mysql-in-tamil-part-2/learn-mysql-in-tamil-part-2.txt</text:p>
      <text:p text:style-name="P9"><text:s text:c="4"/>22730 freetamilebooks/learn-php-in-tamil/learn-php-in-tamil.txt</text:p>
      <text:p text:style-name="P9"><text:s text:c="4"/>15563 freetamilebooks/learn-ruby-in-tamil/learn-ruby-in-tamil.txt</text:p>
      <text:p text:style-name="P9"><text:s text:c="5"/>8579 freetamilebooks/learn-selenium-in-tamil/learn-selenium-in-tamil.txt</text:p>
      <text:p text:style-name="P9"><text:s text:c="5"/>5426 freetamilebooks/learn-wordpress-in-tamil/learn-wordpress-in-tamil.txt</text:p>
      <text:p text:style-name="P9"><text:s text:c="4"/>12463 freetamilebooks/letstalkaboutbookspart2/letstalkaboutbookspart2.txt</text:p>
      <text:p text:style-name="P9"><text:s text:c="4"/>37930 freetamilebooks/live-with-fear/live-with-fear.txt</text:p>
      <text:p text:style-name="P9"><text:s text:c="6"/>237 freetamilebooks/luck/luck.txt</text:p>
      <text:p text:style-name="P9"><text:s text:c="5"/>2867 freetamilebooks/maanavamaharaja/maanavamaharaja.txt</text:p>
      <text:p text:style-name="P9"><text:s text:c="4"/>20734 freetamilebooks/mana-desa-padal/mana-desa-padal.txt</text:p>
      <text:p text:style-name="P9"><text:s text:c="5"/>7363 freetamilebooks/manadhil-tondriya-ennangal/manadhil-tondriya-ennangal.txt</text:p>
      <text:p text:style-name="P9"><text:s text:c="4"/>30018 freetamilebooks/manaosai-short-stories/manaosai-short-stories.txt</text:p>
      <text:p text:style-name="P9"><text:s text:c="5"/>8313 freetamilebooks/man-king-of-mindbody-and-circumstance-tamil/man-king-of-mindbody-and-circumstance-tamil.txt</text:p>
      <text:p text:style-name="P9"><text:s text:c="4"/>30427 freetamilebooks/manmathan-leelaigal/manmathan-leelaigal.txt</text:p>
      <text:p text:style-name="P9"><text:s text:c="4"/>10599 freetamilebooks/mannillai-pen-short-stories/mannillai-pen-short-stories.txt</text:p>
      <text:p text:style-name="P9"><text:s text:c="4"/>51398 freetamilebooks/manufacturing-metrology/manufacturing-metrology.txt</text:p>
      <text:p text:style-name="P9"><text:s text:c="5"/>4379 freetamilebooks/mappillaikku-karaboonthi-pidikkum-poems/mappillaikku-karaboonthi-pidikkum-poems.txt</text:p>
      <text:p text:style-name="P9"><text:s text:c="4"/>21029 freetamilebooks/maratiyar-history-at-tanjore/maratiyar-history-at-tanjore.txt</text:p>
      <text:p text:style-name="P9"><text:s text:c="5"/>5604 freetamilebooks/marx/marx.txt</text:p>
      <text:p text:style-name="P9"><text:s text:c="4"/>19650 freetamilebooks/matchfixing/matchfixing.txt</text:p>
      <text:p text:style-name="P9"><text:s text:c="4"/>22430 freetamilebooks/maths-ramanujan/maths-ramanujan.txt</text:p>
      <text:p text:style-name="P9"><text:s text:c="4"/>13213 freetamilebooks/mathya-pradesam-azaikkirathu/mathya-pradesam-azaikkirathu.txt</text:p>
      <text:p text:style-name="P9"><text:s text:c="5"/>7865 freetamilebooks/mawnap-porum-punnagai-authayum/mawnap-porum-punnagai-authayum.txt</text:p>
      <text:p text:style-name="P9"><text:s text:c="5"/>2389 freetamilebooks/mazhaiyil-kulitha-veyil/mazhaiyil-kulitha-veyil.txt</text:p>
      <text:p text:style-name="P9"><text:s text:c="5"/>3386 freetamilebooks/meendum-sandhippoma/meendum-sandhippoma.txt</text:p>
      <text:p text:style-name="P9"><text:s text:c="4"/>10728 freetamilebooks/meeraandmohdariff/meeraandmohdariff.txt</text:p>
      <text:p text:style-name="P9"><text:s text:c="4"/>16630 freetamilebooks/mintamizhmedai_april2015/mintamizhmedai_april2015.txt</text:p>
      <text:p text:style-name="P9"><text:s text:c="4"/>16030 freetamilebooks/missingfriends/missingfriends.txt</text:p>
      <text:p text:style-name="P9"><text:s text:c="4"/>16877 freetamilebooks/mixed-articles-prakash/mixed-articles-prakash.txt</text:p>
      <text:p text:style-name="P9"><text:s text:c="5"/>8864 freetamilebooks/monitor-ulagam/monitor-ulagam.txt</text:p>
      <text:p text:style-name="P9"><text:s text:c="4"/>41091 freetamilebooks/mooligai-valam/mooligai-valam.txt</text:p>
      <text:p text:style-name="P9"><text:s text:c="4"/>17496 freetamilebooks/moondram-kan-science-articles/moondram-kan-science-articles.txt</text:p>
      <text:p text:style-name="P9"><text:soft-page-break/><text:s text:c="4"/>10017 freetamilebooks/moondram-puram/moondram-puram.txt</text:p>
      <text:p text:style-name="P9"><text:s text:c="4"/>10195 freetamilebooks/mul-velikku-pinnal-novel/mul-velikku-pinnal-novel.txt</text:p>
      <text:p text:style-name="P9"><text:s text:c="4"/>14126 freetamilebooks/muneru-munetru-biography-ncmohandos/muneru-munetru-biography-ncmohandos.txt</text:p>
      <text:p text:style-name="P9"><text:s text:c="5"/>5443 freetamilebooks/muraisara-kurippugal/muraisara-kurippugal.txt</text:p>
      <text:p text:style-name="P9"><text:s text:c="5"/>3533 freetamilebooks/murugan-padalgal/murugan-padalgal.txt</text:p>
      <text:p text:style-name="P9"><text:s text:c="5"/>8907 freetamilebooks/music-genious-raja/music-genious-raja.txt</text:p>
      <text:p text:style-name="P9"><text:s text:c="4"/>10764 freetamilebooks/naan-penthaan/naan-penthaan.txt</text:p>
      <text:p text:style-name="P9"><text:s text:c="5"/>9819 freetamilebooks/naguthar-poruttu/naguthar-poruttu.txt</text:p>
      <text:p text:style-name="P9"><text:s text:c="4"/>17055 freetamilebooks/nalan-damayanti/nalan-damayanti.txt</text:p>
      <text:p text:style-name="P9"><text:s text:c="5"/>9193 freetamilebooks/nalayapenkalsuyamavala/nalayapenkalsuyamavala.txt</text:p>
      <text:p text:style-name="P9"><text:s text:c="4"/>13197 freetamilebooks/nallapillai/nallapillai.txt</text:p>
      <text:p text:style-name="P9"><text:s text:c="5"/>1320 freetamilebooks/nalliravum-kadalum-naanum/nalliravum-kadalum-naanum.txt</text:p>
      <text:p text:style-name="P9"><text:s text:c="4"/>14823 freetamilebooks/namba-mudiyatha-athisayangal/namba-mudiyatha-athisayangal.txt</text:p>
      <text:p text:style-name="P9"><text:s text:c="4"/>17257 freetamilebooks/napoleon-drama/napoleon-drama.txt</text:p>
      <text:p text:style-name="P9"><text:s text:c="4"/>11681 freetamilebooks/national-symbols-of-india/national-symbols-of-india.txt</text:p>
      <text:p text:style-name="P9"><text:s text:c="5"/>2811 freetamilebooks/nedunalvadai/nedunalvadai.txt</text:p>
      <text:p text:style-name="P9"><text:s text:c="4"/>24577 freetamilebooks/nee-kadavula-novel/nee-kadavula-novel.txt</text:p>
      <text:p text:style-name="P9"><text:s text:c="4"/>26883 freetamilebooks/neethiyaithedi/neethiyaithedi.txt</text:p>
      <text:p text:style-name="P9"><text:s text:c="5"/>8918 freetamilebooks/neram-sariyaga/neram-sariyaga.txt</text:p>
      <text:p text:style-name="P9"><text:s text:c="5"/>9765 freetamilebooks/noolsolaullagu/noolsolaullagu.txt</text:p>
      <text:p text:style-name="P9"><text:s text:c="5"/>9488 freetamilebooks/notes-of-a-reader/notes-of-a-reader.txt</text:p>
      <text:p text:style-name="P9"><text:s text:c="4"/>21890 freetamilebooks/om-namasivaya/om-namasivaya.txt</text:p>
      <text:p text:style-name="P9"><text:s text:c="5"/>4678 freetamilebooks/one-bucket-oxygen/one-bucket-oxygen.txt</text:p>
      <text:p text:style-name="P9"><text:s text:c="4"/>14009 freetamilebooks/oru-vasagam/oru-vasagam.txt</text:p>
      <text:p text:style-name="P9"><text:s text:c="4"/>13751 freetamilebooks/packet-tracer/packet-tracer.txt</text:p>
      <text:p text:style-name="P9"><text:s text:c="5"/>1360 freetamilebooks/padithupalagu/padithupalagu.txt</text:p>
      <text:p text:style-name="P9"><text:s text:c="4"/>18469 freetamilebooks/pagutharivin-muranpadugal-paguthariyapadugirathu/pagutharivin-muranpadugal-paguthariyapadugirathu.txt</text:p>
      <text:p text:style-name="P9"><text:s text:c="4"/>24440 freetamilebooks/pallikku-veliye-vaanam/pallikku-veliye-vaanam.txt</text:p>
      <text:p text:style-name="P9"><text:s text:c="4"/>40959 freetamilebooks/panbudan-special-edition/panbudan-special-edition.txt</text:p>
      <text:p text:style-name="P9"><text:s text:c="4"/>32649 freetamilebooks/parvai21shortstories/parvai21shortstories.txt</text:p>
      <text:p text:style-name="P9"><text:s text:c="4"/>17934 freetamilebooks/pattinathar-songs/pattinathar-songs.txt</text:p>
      <text:p text:style-name="P9"><text:s text:c="4"/>24058 freetamilebooks/pazhaiya-kuppaigal/pazhaiya-kuppaigal.txt</text:p>
      <text:p text:style-name="P9"><text:s text:c="4"/>23404 freetamilebooks/pengalopengal/pengalopengal.txt</text:p>
      <text:p text:style-name="P9"><text:s text:c="5"/>1408 freetamilebooks/perubaalumkurungkavithai/perubaalumkurungkavithai.txt</text:p>
      <text:p text:style-name="P9"><text:s text:c="4"/>14895 freetamilebooks/perumal-murugan-books-critics/perumal-murugan-books-critics.txt</text:p>
      <text:p text:style-name="P9"><text:s text:c="5"/>5323 freetamilebooks/philosophical-stories/philosophical-stories.txt</text:p>
      <text:p text:style-name="P9"><text:s text:c="5"/>5989 freetamilebooks/piditha-pathu/piditha-pathu.txt</text:p>
      <text:p text:style-name="P9"><text:s text:c="4"/>22571 freetamilebooks/pilliyar/pilliyar.txt</text:p>
      <text:p text:style-name="P9"><text:s text:c="4"/>45560 freetamilebooks/pirabalangal-vazhvile/pirabalangal-vazhvile.txt</text:p>
      <text:p text:style-name="P9"><text:s text:c="4"/>77494 freetamilebooks/ponniyin-selvan-abridged-version/ponniyin-selvan-abridged-version.txt</text:p>
      <text:p text:style-name="P9"><text:s text:c="4"/>31272 freetamilebooks/poonaikkum-adi-sarukkum/poonaikkum-adi-sarukkum.txt</text:p>
      <text:p text:style-name="P9"><text:s text:c="5"/>3298 freetamilebooks/poothathum-parithathum/poothathum-parithathum.txt</text:p>
      <text:p text:style-name="P9"><text:s text:c="4"/>39603 freetamilebooks/pulappada-ulagil-pulappatta-keetrugal/pulappada-ulagil-pulappatta-keetrugal.txt</text:p>
      <text:p text:style-name="P9"><text:s text:c="4"/>12656 freetamilebooks/puthaiyal-theevu/puthaiyal-theevu.txt</text:p>
      <text:p text:style-name="P9"><text:s text:c="4"/>16624 freetamilebooks/quitsmoking/quitsmoking.txt</text:p>
      <text:p text:style-name="P9"><text:s text:c="5"/>8120 freetamilebooks/rajarajan-and-scientise-rajamani/rajarajan-and-scientise-rajamani.txt</text:p>
      <text:p text:style-name="P9"><text:s text:c="4"/>10720 freetamilebooks/rajavum-pirarum/rajavum-pirarum.txt</text:p>
      <text:p text:style-name="P9"><text:s text:c="5"/>7509 freetamilebooks/rakesh-sharma/rakesh-sharma.txt</text:p>
      <text:p text:style-name="P9"><text:s text:c="4"/>67175 freetamilebooks/ramayanam/ramayanam.txt</text:p>
      <text:p text:style-name="P9"><text:soft-page-break/><text:s text:c="4"/>13974 freetamilebooks/rare-plants-at-servarayan-hills/rare-plants-at-servarayan-hills.txt</text:p>
      <text:p text:style-name="P9"><text:s text:c="5"/>8180 freetamilebooks/rathi-veethi/rathi-veethi.txt</text:p>
      <text:p text:style-name="P9"><text:s text:c="4"/>13705 freetamilebooks/sadhaminiyin-alapparaigal/sadhaminiyin-alapparaigal.txt</text:p>
      <text:p text:style-name="P9"><text:s text:c="5"/>5792 freetamilebooks/salaivalaivil/salaivalaivil.txt</text:p>
      <text:p text:style-name="P9"><text:s text:c="5"/>2804 freetamilebooks/salanakeeridam/salanakeeridam.txt</text:p>
      <text:p text:style-name="P9"><text:s text:c="4"/>12377 freetamilebooks/sarojapatikadaikal/sarojapatikadaikal.txt</text:p>
      <text:p text:style-name="P9"><text:s text:c="5"/>7315 freetamilebooks/sattaiyadi/sattaiyadi.txt</text:p>
      <text:p text:style-name="P9"><text:s text:c="6"/>578 freetamilebooks/scientistthoughtsonenvironmental/scientistthoughtsonenvironmental.txt</text:p>
      <text:p text:style-name="P9"><text:s text:c="4"/>13146 freetamilebooks/seethayanam/seethayanam.txt</text:p>
      <text:p text:style-name="P9"><text:s text:c="4"/>35110 freetamilebooks/selva-kalanjiyame/selva-kalanjiyame.txt</text:p>
      <text:p text:style-name="P9"><text:s text:c="5"/>9463 freetamilebooks/sentencedeath/sentencedeath.txt</text:p>
      <text:p text:style-name="P9"><text:s text:c="4"/>53074 freetamilebooks/sindhithal-sirippu-varum/sindhithal-sirippu-varum.txt</text:p>
      <text:p text:style-name="P9"><text:s text:c="4"/>44691 freetamilebooks/sinthanai-pugar/sinthanai-pugar.txt</text:p>
      <text:p text:style-name="P9"><text:s text:c="4"/>11712 freetamilebooks/sirikka-vaikkum-sothappalgal/sirikka-vaikkum-sothappalgal.txt</text:p>
      <text:p text:style-name="P9"><text:s text:c="5"/>6047 freetamilebooks/sirunani-short-stories/sirunani-short-stories.txt</text:p>
      <text:p text:style-name="P9"><text:s text:c="4"/>11657 freetamilebooks/snow-man-otzi/snow-man-otzi.txt</text:p>
      <text:p text:style-name="P9"><text:s text:c="5"/>7368 freetamilebooks/socialexperts/socialexperts.txt</text:p>
      <text:p text:style-name="P9"><text:s text:c="5"/>7310 freetamilebooks/solaivanam-poems/solaivanam-poems.txt</text:p>
      <text:p text:style-name="P9"><text:s text:c="5"/>9559 freetamilebooks/somememories/somememories.txt</text:p>
      <text:p text:style-name="P9"><text:s text:c="5"/>2810 freetamilebooks/south-korea-travelog/south-korea-travelog.txt</text:p>
      <text:p text:style-name="P9"><text:s text:c="4"/>41775 freetamilebooks/space-research-center/space-research-center.txt</text:p>
      <text:p text:style-name="P9"><text:s text:c="4"/>14187 freetamilebooks/sriramanin-pathaiyil-oru-payanam/sriramanin-pathaiyil-oru-payanam.txt</text:p>
      <text:p text:style-name="P9"><text:s text:c="4"/>15156 freetamilebooks/story-of-a-foetus/story-of-a-foetus.txt</text:p>
      <text:p text:style-name="P9"><text:s text:c="4"/>10123 freetamilebooks/streetlight/streetlight.txt</text:p>
      <text:p text:style-name="P9"><text:s text:c="4"/>10506 freetamilebooks/sunitha-williams-in-space/sunitha-williams-in-space.txt</text:p>
      <text:p text:style-name="P9"><text:s text:c="5"/>8065 freetamilebooks/symbols-of-tamilnadu/symbols-of-tamilnadu.txt</text:p>
      <text:p text:style-name="P9"><text:s text:c="4"/>40474 freetamilebooks/tamilamagazineissue2/tamilamagazineissue2.txt</text:p>
      <text:p text:style-name="P9"><text:s text:c="4"/>28117 freetamilebooks/tamilar-desam/tamilar-desam.txt</text:p>
      <text:p text:style-name="P9"><text:s text:c="4"/>13853 freetamilebooks/tamil-ebooks-on-internet/tamil-ebooks-on-internet.txt</text:p>
      <text:p text:style-name="P9"><text:s text:c="5"/>6255 freetamilebooks/tamil-indru/tamil-indru.txt</text:p>
      <text:p text:style-name="P9"><text:s text:c="4"/>37308 freetamilebooks/tamizmagazine_issue01/tamizmagazine_issue01.txt</text:p>
      <text:p text:style-name="P9"><text:s text:c="4"/>21443 freetamilebooks/thandora-stories/thandora-stories.txt</text:p>
      <text:p text:style-name="P9"><text:s text:c="4"/>18484 freetamilebooks/thaniyangal/thaniyangal.txt</text:p>
      <text:p text:style-name="P9"><text:s text:c="4"/>26266 freetamilebooks/thannambikkai-thamizhargal/thannambikkai-thamizhargal.txt</text:p>
      <text:p text:style-name="P9"><text:s text:c="4"/>39687 freetamilebooks/thanneer-vitta-valarthom/thanneer-vitta-valarthom.txt</text:p>
      <text:p text:style-name="P9"><text:s text:c="4"/>18453 freetamilebooks/thanthai-periyar/thanthai-periyar.txt</text:p>
      <text:p text:style-name="P9"><text:s text:c="5"/>4858 freetamilebooks/tharunam/tharunam.txt</text:p>
      <text:p text:style-name="P9"><text:s text:c="4"/>14655 freetamilebooks/thavazum-paruvam-novel/thavazum-paruvam-novel.txt</text:p>
      <text:p text:style-name="P9"><text:s text:c="5"/>2675 freetamilebooks/theeppandham-short-poems/theeppandham-short-poems.txt</text:p>
      <text:p text:style-name="P9"><text:s text:c="5"/>8938 freetamilebooks/thirumandhiram/thirumandhiram.txt</text:p>
      <text:p text:style-name="P9"><text:s text:c="4"/>20417 freetamilebooks/thirumandiram-first-thanthiram/thirumandiram-first-thanthiram.txt</text:p>
      <text:p text:style-name="P9"><text:s text:c="5"/>4398 freetamilebooks/thirupponnoosal/thirupponnoosal.txt</text:p>
      <text:p text:style-name="P9"><text:s text:c="4"/>21994 freetamilebooks/thirupuvanapuranam/thirupuvanapuranam.txt</text:p>
      <text:p text:style-name="P9"><text:s text:c="4"/>10711 freetamilebooks/thiruvembavai/thiruvembavai.txt</text:p>
      <text:p text:style-name="P9"><text:s text:c="4"/>25197 freetamilebooks/thodarbu-ellaikku-veliye/thodarbu-ellaikku-veliye.txt</text:p>
      <text:p text:style-name="P9"><text:s text:c="5"/>7387 freetamilebooks/thoduvanam_shortstoreis/thoduvanam_shortstoreis.txt</text:p>
      <text:p text:style-name="P9"><text:s text:c="5"/>5414 freetamilebooks/thoorigaisidharalghal/thoorigaisidharalghal.txt</text:p>
      <text:p text:style-name="P9"><text:s text:c="4"/>26472 freetamilebooks/thozhilariillathavalarchiya/thozhilariillathavalarchiya.txt</text:p>
      <text:p text:style-name="P9"><text:s text:c="4"/>14514 freetamilebooks/thundugol-short-stories/thundugol-short-stories.txt</text:p>
      <text:p text:style-name="P9"><text:s text:c="8"/>0 freetamilebooks/transit-of-venus-june6-2012/transit-of-venus-june6-2012.txt</text:p>
      <text:p text:style-name="P9"><text:s text:c="4"/>14290 freetamilebooks/twitter-guide/twitter-guide.txt</text:p>
      <text:p text:style-name="P9"><text:s text:c="4"/>11779 freetamilebooks/ulaviyal/ulaviyal.txt</text:p>
      <text:p text:style-name="P9"><text:soft-page-break/><text:s text:c="5"/>9771 freetamilebooks/ullathilirunde-vazhvu/ullathilirunde-vazhvu.txt</text:p>
      <text:p text:style-name="P9"><text:s text:c="5"/>9874 freetamilebooks/unavum-udalnalamum/unavum-udalnalamum.txt</text:p>
      <text:p text:style-name="P9"><text:s text:c="4"/>14497 freetamilebooks/undateddiary/undateddiary.txt</text:p>
      <text:p text:style-name="P9"><text:s text:c="4"/>10226 freetamilebooks/unnai-karam-pidithen-novel/unnai-karam-pidithen-novel.txt</text:p>
      <text:p text:style-name="P9"><text:s text:c="4"/>10086 freetamilebooks/unnai-vida-matten/unnai-vida-matten.txt</text:p>
      <text:p text:style-name="P9"><text:s text:c="5"/>4501 freetamilebooks/upanayanam/upanayanam.txt</text:p>
      <text:p text:style-name="P9"><text:s text:c="4"/>22967 freetamilebooks/useful-free-software/useful-free-software.txt</text:p>
      <text:p text:style-name="P9"><text:s text:c="4"/>15312 freetamilebooks/vaamuko10stories/vaamuko10stories.txt</text:p>
      <text:p text:style-name="P9"><text:s text:c="4"/>22172 freetamilebooks/vaanathai-thottavan/vaanathai-thottavan.txt</text:p>
      <text:p text:style-name="P9"><text:s text:c="4"/>11181 freetamilebooks/vadathirumullaivayil-kodiyidai-nayagi-alayam/vadathirumullaivayil-kodiyidai-nayagi-alayam.txt</text:p>
      <text:p text:style-name="P9"><text:s text:c="5"/>3392 freetamilebooks/vagupparai-saralgal/vagupparai-saralgal.txt</text:p>
      <text:p text:style-name="P9"><text:s text:c="4"/>25550 freetamilebooks/valaiyil-vilundha-vannangal-sila/valaiyil-vilundha-vannangal-sila.txt</text:p>
      <text:p text:style-name="P9"><text:s text:c="5"/>6219 freetamilebooks/valipokaninkavithaighal/valipokaninkavithaighal.txt</text:p>
      <text:p text:style-name="P9"><text:s text:c="4"/>16134 freetamilebooks/valipokannin-shortstory/valipokannin-shortstory.txt</text:p>
      <text:p text:style-name="P9"><text:s text:c="5"/>8785 freetamilebooks/valippokkan-stories/valippokkan-stories.txt</text:p>
      <text:p text:style-name="P9"><text:s text:c="5"/>4615 freetamilebooks/vanam-journey/vanam-journey.txt</text:p>
      <text:p text:style-name="P9"><text:s text:c="4"/>15536 freetamilebooks/vazhu-vazhavidu-short-stories/vazhu-vazhavidu-short-stories.txt</text:p>
      <text:p text:style-name="P9"><text:s text:c="4"/>24157 freetamilebooks/vedamum-saivamum/vedamum-saivamum.txt</text:p>
      <text:p text:style-name="P9"><text:s text:c="5"/>9376 freetamilebooks/veriyumvanam/veriyumvanam.txt</text:p>
      <text:p text:style-name="P9"><text:s text:c="4"/>36286 freetamilebooks/vetri-chakkaram-short-stories/vetri-chakkaram-short-stories.txt</text:p>
      <text:p text:style-name="P9"><text:s text:c="4"/>11483 freetamilebooks/vignana-mutti-mothal/vignana-mutti-mothal.txt</text:p>
      <text:p text:style-name="P9"><text:s text:c="4"/>11728 freetamilebooks/vimanam-ottiya-kaigal-illa-pen/vimanam-ottiya-kaigal-illa-pen.txt</text:p>
      <text:p text:style-name="P9"><text:s text:c="4"/>22141 freetamilebooks/vinaiooki-short-stories/vinaiooki-short-stories.txt</text:p>
      <text:p text:style-name="P9"><text:s text:c="4"/>32498 freetamilebooks/vinavu-science-pages/vinavu-science-pages.txt</text:p>
      <text:p text:style-name="P9"><text:s text:c="4"/>65989 freetamilebooks/vinnavushortstories/vinnavushortstories.txt</text:p>
      <text:p text:style-name="P9"><text:s text:c="5"/>8248 freetamilebooks/vinveli-payanam/vinveli-payanam.txt</text:p>
      <text:p text:style-name="P9"><text:s text:c="4"/>13399 freetamilebooks/vizha-eduthu-paar/vizha-eduthu-paar.txt</text:p>
      <text:p text:style-name="P9"><text:s text:c="4"/>10809 freetamilebooks/vizhiyil-vali-thanthavane/vizhiyil-vali-thanthavane.txt</text:p>
      <text:p text:style-name="P9"><text:s text:c="4"/>18942 freetamilebooks/white-slaves/white-slaves.txt</text:p>
      <text:p text:style-name="P9"><text:s text:c="4"/>12078 freetamilebooks/women-as-seen-by-religions/women-as-seen-by-religions.txt</text:p>
      <text:p text:style-name="P9"><text:s text:c="4"/>20923 freetamilebooks/yali-muttai-short-stories-para/yali-muttai-short-stories-para.txt</text:p>
      <text:p text:style-name="P9"><text:s text:c="5"/>2389 freetamilebooks/yar-antha-thavani/yar-antha-thavani.txt</text:p>
      <text:p text:style-name="P9"><text:s text:c="4"/>11831 freetamilebooks/yogasanam/yogasanam.txt</text:p>
      <text:p text:style-name="P9"><text:s text:c="2"/>4270017 total 1398029 lines</text:p>
      <text:p text:style-name="P9"/>
      <text:p text:style-name="P9">assuming 60% wastage from report and mean word length =8 :</text:p>
      <text:p text:style-name="P9"/>
      <text:p text:style-name="P9">330,695 estimated tasks</text:p>
      <text:p text:style-name="P9"/>
      <text:p text:style-name="P9">4. Telugu sources :</text:p>
      <text:p text:style-name="P9"/>
      <text:p text:style-name="P9"><text:s/>1 . <text:s/>1825 tasks currently from an unknown source</text:p>
      <text:p text:style-name="P9"/>
      <text:p text:style-name="P9">2.</text:p>
      <text:p text:style-name="P9"/>
      <text:p text:style-name="P9"/>
      <text:p text:style-name="P10">5. Malayalam sources :</text:p>
      <text:p text:style-name="P10"/>
      <text:p text:style-name="P10"><text:s text:c="4"/>25440 wikisource_raw/01_Kaippally%27s_Malayalam_Unicode_Bible_Genesis/01_Kaippally%27s_Malayalam_Unicode_Bible_Genesis.txt</text:p>
      <text:p text:style-name="P10"><text:soft-page-break/><text:s text:c="4"/>17340 wikisource_raw/02_Kaippally%27s_Malayalam_Unicode_Bible_Exodus/02_Kaippally%27s_Malayalam_Unicode_Bible_Exodus.txt</text:p>
      <text:p text:style-name="P10"><text:s text:c="4"/>14560 wikisource_raw/03_Kaippally%27s_Malayalam_Unicode_Bible_Leviticus/03_Kaippally%27s_Malayalam_Unicode_Bible_Leviticus.txt</text:p>
      <text:p text:style-name="P10"><text:s text:c="4"/>20418 wikisource_raw/04_Kaippally%27s_Malayalam_Unicode_Bible_Numbers/04_Kaippally%27s_Malayalam_Unicode_Bible_Numbers.txt</text:p>
      <text:p text:style-name="P10"><text:s text:c="4"/>18041 wikisource_raw/05_Kaippally%27s_Malayalam_Unicode_Bible_Deutronomy/05_Kaippally%27s_Malayalam_Unicode_Bible_Deutronomy.txt</text:p>
      <text:p text:style-name="P10"><text:s text:c="5"/>8243 wikisource_raw/06_Kaippally%27s_Malayalam_Unicode_Bible_Joshua/06_Kaippally%27s_Malayalam_Unicode_Bible_Joshua.txt</text:p>
      <text:p text:style-name="P10"><text:s text:c="5"/>9043 wikisource_raw/07_Kaippally%27s_Malayalam_Unicode_Bible_Judges/07_Kaippally%27s_Malayalam_Unicode_Bible_Judges.txt</text:p>
      <text:p text:style-name="P10"><text:s text:c="4"/>12819 wikisource_raw/09_Kaippally%27s_Malayalam_Unicode_Bible_Samuel_1/09_Kaippally%27s_Malayalam_Unicode_Bible_Samuel_1.txt</text:p>
      <text:p text:style-name="P10"><text:s text:c="4"/>14385 wikisource_raw/10_Kaippally%27s_Malayalam_Unicode_Bible_Samuel_2/10_Kaippally%27s_Malayalam_Unicode_Bible_Samuel_2.txt</text:p>
      <text:p text:style-name="P10"><text:s text:c="4"/>13142 wikisource_raw/11_Kaippally%27s_Malayalam_Unicode_Bible_Kings_1/11_Kaippally%27s_Malayalam_Unicode_Bible_Kings_1.txt</text:p>
      <text:p text:style-name="P10"><text:s text:c="4"/>11764 wikisource_raw/12_Kaippally%27s_Malayalam_Unicode_Bible_Kings_2/12_Kaippally%27s_Malayalam_Unicode_Bible_Kings_2.txt</text:p>
      <text:p text:style-name="P10"><text:s text:c="4"/>10514 wikisource_raw/13_Kaippally%27s_Malayalam_Unicode_Bible_Chronicles_1/13_Kaippally%27s_Malayalam_Unicode_Bible_Chronicles_1.txt</text:p>
      <text:p text:style-name="P10"><text:s text:c="4"/>13439 wikisource_raw/14_Kaippally%27s_Malayalam_Unicode_Bible_Chronicles_2/14_Kaippally%27s_Malayalam_Unicode_Bible_Chronicles_2.txt</text:p>
      <text:p text:style-name="P10"><text:s text:c="5"/>4872 wikisource_raw/15_Kaippally%27s_Malayalam_Unicode_Bible_Ezra/15_Kaippally%27s_Malayalam_Unicode_Bible_Ezra.txt</text:p>
      <text:p text:style-name="P10"><text:s text:c="5"/>3245 wikisource_raw/16_Kaippally%27s_Malayalam_Unicode_Bible_Nehemieah/16_Kaippally%27s_Malayalam_Unicode_Bible_Nehemieah.txt</text:p>
      <text:p text:style-name="P10"><text:s text:c="5"/>3777 wikisource_raw/17_Kaippally%27s_Malayalam_Unicode_Bible_Estar/17_Kaippally%27s_Malayalam_Unicode_Bible_Estar.txt</text:p>
      <text:p text:style-name="P10"><text:s text:c="4"/>12985 wikisource_raw/18_Kaippally%27s_Malayalam_Unicode_Bible_Job/18_Kaippally%27s_Malayalam_Unicode_Bible_Job.txt</text:p>
      <text:p text:style-name="P10"><text:s text:c="4"/>28556 wikisource_raw/19_Kaippally%27s_Malayalam_Unicode_Bible_Psalms/19_Kaippally%27s_Malayalam_Unicode_Bible_Psalms.txt</text:p>
      <text:p text:style-name="P10"><text:s text:c="4"/>10319 wikisource_raw/20_Kaippally%27s_Malayalam_Unicode_Bible_Proverbs/20_Kaippally%27s_Malayalam_Unicode_Bible_Proverbs.txt</text:p>
      <text:p text:style-name="P10"><text:s text:c="5"/>3632 wikisource_raw/21_Kaippally%27s_Malayalam_Unicode_Bible_Ecclesiastes/21_Kaippally%27s_Malayalam_Unicode_Bible_Ecclesiastes.txt</text:p>
      <text:p text:style-name="P10"><text:s text:c="5"/>1952 wikisource_raw/22_Kaippally%27s_Malayalam_Unicode_Bible_Song_of_songs/22_Kaippally%27s_Malayalam_Unicode_Bible_Song_of_songs.txt</text:p>
      <text:p text:style-name="P10"><text:s text:c="4"/>21323 wikisource_raw/23_Kaippally%27s_Malayalam_Unicode_Bible_Isaiah/23_Kaippally%27s_Malayalam_Unicode_Bible_Isaiah.txt</text:p>
      <text:p text:style-name="P10"><text:s text:c="4"/>28812 wikisource_raw/24_Kaippally%27s_Malayalam_Unicode_Bible_Jeremiah/24_Kaippally%27s_Malayalam_Unicode_Bible_Jeremiah.txt</text:p>
      <text:p text:style-name="P10"><text:s text:c="4"/>22039 wikisource_raw/26_Kaippally%27s_Malayalam_Unicode_Bible_Ezekiel/26_Kaippally%27s_Malayalam_Unicode_Bible_Ezekiel.txt</text:p>
      <text:p text:style-name="P10"><text:soft-page-break/><text:s text:c="5"/>4054 wikisource_raw/27_Kaippally%27s_Malayalam_Unicode_Bible_Daniel/27_Kaippally%27s_Malayalam_Unicode_Bible_Daniel.txt</text:p>
      <text:p text:style-name="P10"><text:s text:c="5"/>3811 wikisource_raw/28_Kaippally%27s_Malayalam_Unicode_Bible_Hosea/28_Kaippally%27s_Malayalam_Unicode_Bible_Hosea.txt</text:p>
      <text:p text:style-name="P10"><text:s text:c="5"/>1336 wikisource_raw/29_Kaippally%27s_Malayalam_Unicode_Bible_Joel/29_Kaippally%27s_Malayalam_Unicode_Bible_Joel.txt</text:p>
      <text:p text:style-name="P10"><text:s text:c="5"/>2910 wikisource_raw/30_Kaippally%27s_Malayalam_Unicode_Bible_Amos/30_Kaippally%27s_Malayalam_Unicode_Bible_Amos.txt</text:p>
      <text:p text:style-name="P10"><text:s text:c="6"/>407 wikisource_raw/31_Kaippally%27s_Malayalam_Unicode_Bible_Obadiah/31_Kaippally%27s_Malayalam_Unicode_Bible_Obadiah.txt</text:p>
      <text:p text:style-name="P10"><text:s text:c="6"/>905 wikisource_raw/34_Kaippally%27s_Malayalam_Unicode_Bible_Nahum/34_Kaippally%27s_Malayalam_Unicode_Bible_Nahum.txt</text:p>
      <text:p text:style-name="P10"><text:s text:c="6"/>986 wikisource_raw/35_Kaippally%27s_Malayalam_Unicode_Bible_Habakkuk/35_Kaippally%27s_Malayalam_Unicode_Bible_Habakkuk.txt</text:p>
      <text:p text:style-name="P10"><text:s text:c="5"/>1095 wikisource_raw/36_Kaippally%27s_Malayalam_Unicode_Bible_Zephaniah/36_Kaippally%27s_Malayalam_Unicode_Bible_Zephaniah.txt</text:p>
      <text:p text:style-name="P10"><text:s text:c="6"/>817 wikisource_raw/37_Kaippally%27s_Malayalam_Unicode_Bible_Haggai/37_Kaippally%27s_Malayalam_Unicode_Bible_Haggai.txt</text:p>
      <text:p text:style-name="P10"><text:s text:c="6"/>472 wikisource_raw/38_Kaippally%27s_Malayalam_Unicode_Bible_Zechariah/38_Kaippally%27s_Malayalam_Unicode_Bible_Zechariah.txt</text:p>
      <text:p text:style-name="P10"><text:s text:c="5"/>1364 wikisource_raw/39_Kaippally%27s_Malayalam_Unicode_Bible_Malachi/39_Kaippally%27s_Malayalam_Unicode_Bible_Malachi.txt</text:p>
      <text:p text:style-name="P10"><text:s text:c="4"/>17100 wikisource_raw/40_Kaippally%27s_Malayalam_Unicode_Bible_Matthew/40_Kaippally%27s_Malayalam_Unicode_Bible_Matthew.txt</text:p>
      <text:p text:style-name="P10"><text:s text:c="4"/>10978 wikisource_raw/41_Kaippally%27s_Malayalam_Unicode_Bible_Mark/41_Kaippally%27s_Malayalam_Unicode_Bible_Mark.txt</text:p>
      <text:p text:style-name="P10"><text:s text:c="4"/>18803 wikisource_raw/42_Kaippally%27s_Malayalam_Unicode_Bible_Luke/42_Kaippally%27s_Malayalam_Unicode_Bible_Luke.txt</text:p>
      <text:p text:style-name="P10"><text:s text:c="4"/>15087 wikisource_raw/43_Kaippally%27s_Malayalam_Unicode_Bible_John/43_Kaippally%27s_Malayalam_Unicode_Bible_John.txt</text:p>
      <text:p text:style-name="P10"><text:s text:c="4"/>17523 wikisource_raw/44_Kaippally%27s_Malayalam_Unicode_Bible_Acts/44_Kaippally%27s_Malayalam_Unicode_Bible_Acts.txt</text:p>
      <text:p text:style-name="P10"><text:s text:c="5"/>6572 wikisource_raw/45_Kaippally%27s_Malayalam_Unicode_Bible_Romans/45_Kaippally%27s_Malayalam_Unicode_Bible_Romans.txt</text:p>
      <text:p text:style-name="P10"><text:s text:c="5"/>2906 wikisource_raw/46_Kaippally%27s_Malayalam_Unicode_Bible_Corinthians_1/46_Kaippally%27s_Malayalam_Unicode_Bible_Corinthians_1.txt</text:p>
      <text:p text:style-name="P10"><text:s text:c="6"/>500 wikisource_raw/47_Kaippally%27s_Malayalam_Unicode_Bible_Corinthians_2/47_Kaippally%27s_Malayalam_Unicode_Bible_Corinthians_2.txt</text:p>
      <text:p text:style-name="P10"><text:s text:c="5"/>1665 wikisource_raw/50_Kaippally%27s_Malayalam_Unicode_Bible_Phillippians/50_Kaippally%27s_Malayalam_Unicode_Bible_Phillippians.txt</text:p>
      <text:p text:style-name="P10"><text:s text:c="5"/>1373 wikisource_raw/52_Kaippally%27s_Malayalam_Unicode_Bible_Thessalonians_1/52_Kaippally%27s_Malayalam_Unicode_Bible_Thessalonians_1.txt</text:p>
      <text:p text:style-name="P10"><text:s text:c="6"/>767 wikisource_raw/53_Kaippally%27s_Malayalam_Unicode_Bible_Thessalonians_2/53_Kaippally%27s_Malayalam_Unicode_Bible_Thessalonians_2.txt</text:p>
      <text:p text:style-name="P10"><text:s text:c="5"/>1582 wikisource_raw/54_Kaippally%27s_Malayalam_Unicode_Bible_Timothy_1/54_Kaippally%27s_Malayalam_Unicode_Bible_Timothy_1.txt</text:p>
      <text:p text:style-name="P10"><text:soft-page-break/><text:s text:c="5"/>1199 wikisource_raw/55_Kaippally%27s_Malayalam_Unicode_Bible_Timothy_2/55_Kaippally%27s_Malayalam_Unicode_Bible_Timothy_2.txt</text:p>
      <text:p text:style-name="P10"><text:s text:c="6"/>971 wikisource_raw/58_Kaippally%27s_Malayalam_Unicode_Bible_Hebrews/58_Kaippally%27s_Malayalam_Unicode_Bible_Hebrews.txt</text:p>
      <text:p text:style-name="P10"><text:s text:c="5"/>1694 wikisource_raw/59_Kaippally%27s_Malayalam_Unicode_Bible_James/59_Kaippally%27s_Malayalam_Unicode_Bible_James.txt</text:p>
      <text:p text:style-name="P10"><text:s text:c="5"/>1129 wikisource_raw/61_Kaippally%27s_Malayalam_Unicode_Bible_Peter_2/61_Kaippally%27s_Malayalam_Unicode_Bible_Peter_2.txt</text:p>
      <text:p text:style-name="P10"><text:s text:c="6"/>247 wikisource_raw/63_Kaippally%27s_Malayalam_Unicode_Bible_John_2/63_Kaippally%27s_Malayalam_Unicode_Bible_John_2.txt</text:p>
      <text:p text:style-name="P10"><text:s text:c="6"/>272 wikisource_raw/64_Kaippally%27s_Malayalam_Unicode_Bible_John_3/64_Kaippally%27s_Malayalam_Unicode_Bible_John_3.txt</text:p>
      <text:p text:style-name="P10"><text:s text:c="5"/>7603 wikisource_raw/66_Kaippally%27s_Malayalam_Unicode_Bible_Revelations/66_Kaippally%27s_Malayalam_Unicode_Bible_Revelations.txt</text:p>
      <text:p text:style-name="P10"><text:s text:c="6"/>995 wikisource_raw/Aacharabhothini_vol-4_1912/Aacharabhothini_vol-4_1912.txt</text:p>
      <text:p text:style-name="P10"><text:s text:c="5"/>5453 wikisource_raw/Aacharyan_part-1_1934/Aacharyan_part-1_1934.txt</text:p>
      <text:p text:style-name="P10"><text:s text:c="5"/>8016 wikisource_raw/Aalmarattam/Aalmarattam.txt</text:p>
      <text:p text:style-name="P10"><text:s text:c="4"/>31135 wikisource_raw/Aarya_Vaidya_charithram_1920/Aarya_Vaidya_charithram_1920.txt</text:p>
      <text:p text:style-name="P10"><text:s text:c="5"/>1905 wikisource_raw/Ambareesha_charitham_%28Thullal%29_1897/Ambareesha_charitham_%28Thullal%29_1897.txt</text:p>
      <text:p text:style-name="P10"><text:s text:c="4"/>22046 wikisource_raw/Anyapadhesha_shathagam_1916/Anyapadhesha_shathagam_1916.txt</text:p>
      <text:p text:style-name="P10"><text:s text:c="4"/>39176 wikisource_raw/Ashtanga_Hridhayam_Balopacharaneeyam/Ashtanga_Hridhayam_Balopacharaneeyam.txt</text:p>
      <text:p text:style-name="P10"><text:s text:c="4"/>42710 wikisource_raw/Ashtanga_Samgraham_1925/Ashtanga_Samgraham_1925.txt</text:p>
      <text:p text:style-name="P10"><text:s text:c="4"/>14795 wikisource_raw/Baalasangkaram_1927/Baalasangkaram_1927.txt</text:p>
      <text:p text:style-name="P10"><text:s text:c="5"/>7675 wikisource_raw/Bhagavad_Gita2/Bhagavad_Gita2.txt</text:p>
      <text:p text:style-name="P10"><text:s text:c="5"/>7661 wikisource_raw/Bhagavad_Gita/Bhagavad_Gita.txt</text:p>
      <text:p text:style-name="P10"><text:s text:c="4"/>19037 wikisource_raw/Bhalabhodhini_Ezham_padam_1923/Bhalabhodhini_Ezham_padam_1923.txt</text:p>
      <text:p text:style-name="P10"><text:s text:c="4"/>18134 wikisource_raw/Bhalabhooshanam_1914/Bhalabhooshanam_1914.txt</text:p>
      <text:p text:style-name="P10"><text:s text:c="4"/>33384 wikisource_raw/Bharathee_vilasam_1931/Bharathee_vilasam_1931.txt</text:p>
      <text:p text:style-name="P10"><text:s text:c="4"/>31331 wikisource_raw/Bharthruhari_1911/Bharthruhari_1911.txt</text:p>
      <text:p text:style-name="P10"><text:s text:c="4"/>39393 wikisource_raw/Bhasha_champukkal_1942/Bhasha_champukkal_1942.txt</text:p>
      <text:p text:style-name="P10"><text:s text:c="5"/>7419 wikisource_raw/Bhasha_deepika_part_one_1930/Bhasha_deepika_part_one_1930.txt</text:p>
      <text:p text:style-name="P10"><text:s text:c="4"/>33298 wikisource_raw/Bhasha_gadya_Ramayanam_Aaranya_kandam_1934/Bhasha_gadya_Ramayanam_Aaranya_kandam_1934.txt</text:p>
      <text:p text:style-name="P10"><text:s text:c="4"/>33216 wikisource_raw/Bhasha_Gadya_Ramayanam_Kishkindha_kandam_1933/Bhasha_Gadya_Ramayanam_Kishkindha_kandam_1933.txt</text:p>
      <text:p text:style-name="P10"><text:s text:c="4"/>20394 wikisource_raw/Bhasha_gadya_Ramayanam_Sundhara_kandam_part_one_1931/Bhasha_gadya_Ramayanam_Sundhara_kandam_part_one_1931.txt</text:p>
      <text:p text:style-name="P10"><text:s text:c="4"/>19323 wikisource_raw/Bhasha_Jathaka_Padhathi_1926/Bhasha_Jathaka_Padhathi_1926.txt</text:p>
      <text:p text:style-name="P10"><text:s text:c="4"/>24951 wikisource_raw/Bhasha_Ramayana_Champu_1926/Bhasha_Ramayana_Champu_1926.txt</text:p>
      <text:p text:style-name="P10"><text:s text:c="4"/>38200 wikisource_raw/Bilaththii_vishesham_vol-one_1916/Bilaththii_vishesham_vol-one_1916.txt</text:p>
      <text:p text:style-name="P10"><text:s text:c="4"/>20919 wikisource_raw/Brahmanda_puranam_Kilippattu/Brahmanda_puranam_Kilippattu.txt</text:p>
      <text:p text:style-name="P10"><text:s text:c="4"/>10551 wikisource_raw/Budhagadha/Budhagadha.txt</text:p>
      <text:p text:style-name="P10"><text:soft-page-break/><text:s text:c="4"/>26464 wikisource_raw/Chanakyasoothram_Kilippattu_1925/Chanakyasoothram_Kilippattu_1925.txt</text:p>
      <text:p text:style-name="P10"><text:s text:c="4"/>16960 wikisource_raw/Charaka_samhitha_%28Indriya_sthanam%29_1917/Charaka_samhitha_%28Indriya_sthanam%29_1917.txt</text:p>
      <text:p text:style-name="P10"><text:s text:c="4"/>20959 wikisource_raw/Charaka_samhitha_%28Nithana_sthanam%29_1916/Charaka_samhitha_%28Nithana_sthanam%29_1916.txt</text:p>
      <text:p text:style-name="P10"><text:s text:c="4"/>33189 wikisource_raw/Chilappathikaram_1931/Chilappathikaram_1931.txt</text:p>
      <text:p text:style-name="P10"><text:s text:c="4"/>16594 wikisource_raw/Chindha_sandhanam_vol_one_1915/Chindha_sandhanam_vol_one_1915.txt</text:p>
      <text:p text:style-name="P10"><text:s text:c="4"/>16934 wikisource_raw/Daiva_Karunyam_1914/Daiva_Karunyam_1914.txt</text:p>
      <text:p text:style-name="P10"><text:s text:c="4"/>48477 wikisource_raw/Dhakshina_Indiayile_Jadhikal_1915/Dhakshina_Indiayile_Jadhikal_1915.txt</text:p>
      <text:p text:style-name="P10"><text:s text:c="4"/>12394 wikisource_raw/Dhoothavakyam_Nadakam_bhasha_1911/Dhoothavakyam_Nadakam_bhasha_1911.txt</text:p>
      <text:p text:style-name="P10"><text:s text:c="5"/>9077 wikisource_raw/%E0%B4%87%E0%B4%9F%E0%B4%AA%E0%B5%8D%E0%B4%AA%E0%B4%B3%E0%B5%8D%E0%B4%B3%E0%B4%BF_%E0%B4%B8%E0%B4%AE%E0%B5%8D%E0%B4%AA%E0%B5%82%E0%B5%BC%E0%B4%A3%E0%B5%8D%E0%B4%A3_%E0%B4%95%E0%B5%83%E0%B4%A4%E0%B4%BF%E0%B4%95%E0%B5%BE/%E0%B4%87%E0%B4%9F%E0%B4%AA%E0%B5%8D%E0%B4%AA%E0%B4%B3%E0%B5%8D%E0%B4%B3%E0%B4%BF_%E0%B4%B8%E0%B4%AE%E0%B5%8D%E0%B4%AA%E0%B5%82%E0%B5%BC%E0%B4%A3%E0%B5%8D%E0%B4%A3_%E0%B4%95%E0%B5%83%E0%B4%A4%E0%B4%BF%E0%B4%95%E0%B5%BE.txt</text:p>
      <text:p text:style-name="P10"><text:s text:c="3"/>229983 wikisource_raw/%E0%B4%90%E0%B4%A4%E0%B4%BF%E0%B4%B9%E0%B5%8D%E0%B4%AF%E0%B4%AE%E0%B4%BE%E0%B4%B2/%E0%B4%90%E0%B4%A4%E0%B4%BF%E0%B4%B9%E0%B5%8D%E0%B4%AF%E0%B4%AE%E0%B4%BE%E0%B4%B2.txt</text:p>
      <text:p text:style-name="P10"><text:s text:c="4"/>12394 wikisource_raw/%E0%B4%95%E0%B4%AE%E0%B5%8D%E0%B4%AE%E0%B5%8D%E0%B4%AF%E0%B5%82%E0%B4%A3%E0%B4%BF%E0%B4%B8%E0%B5%8D%E0%B4%B1%E0%B5%8D%E0%B4%B1%E0%B5%8D_%E0%B4%AE%E0%B4%BE%E0%B4%A8%E0%B4%BF%E0%B4%AB%E0%B5%86%E0%B4%B8%E0%B5%8D%E0%B4%B1%E0%B5%8D%E0%B4%B1%E0%B5%8B/%E0%B4%95%E0%B4%AE%E0%B5%8D%E0%B4%AE%E0%B5%8D%E0%B4%AF%E0%B5%82%E0%B4%A3%E0%B4%BF%E0%B4%B8%E0%B5%8D%E0%B4%B1%E0%B5%8D%E0%B4%B1%E0%B5%8D_%E0%B4%AE%E0%B4%BE%E0%B4%A8%E0%B4%BF%E0%B4%AB%E0%B5%86%E0%B4%B8%E0%B5%8D%E0%B4%B1%E0%B5%8D%E0%B4%B1%E0%B5%8B.txt</text:p>
      <text:p text:style-name="P10"><text:s text:c="5"/>2284 wikisource_raw/%E0%B4%95%E0%B5%BC%E0%B4%A3%E0%B5%8D%E0%B4%A3%E0%B4%AD%E0%B5%82%E0%B4%B7%E0%B4%A3%E0%B4%82/%E0%B4%95%E0%B5%BC%E0%B4%A3%E0%B5%8D%E0%B4%A3%E0%B4%AD%E0%B5%82%E0%B4%B7%E0%B4%A3%E0%B4%82.txt</text:p>
      <text:p text:style-name="P10"><text:s text:c="5"/>1510 wikisource_raw/%E0%B4%9C%E0%B4%BE%E0%B4%A4%E0%B4%BF%E0%B4%95%E0%B5%8D%E0%B4%95%E0%B5%81%E0%B4%AE%E0%B5%8D%E0%B4%AE%E0%B4%BF/%E0%B4%9C%E0%B4%BE%E0%B4%A4%E0%B4%BF%E0%B4%95%E0%B5%8D%E0%B4%95%E0%B5%81%E0%B4%AE%E0%B5%8D%E0%B4%AE%E0%B4%BF.txt</text:p>
      <text:p text:style-name="P10"><text:s text:c="4"/>61945 wikisource_raw/%E0%B4%A7%E0%B5%BC%E0%B4%AE%E0%B5%8D%E0%B4%AE%E0%B4%B0%E0%B4%BE%E0%B4%9C%E0%B4%BE/<text:soft-page-break/>%E0%B4%A7%E0%B5%BC%E0%B4%AE%E0%B5%8D%E0%B4%AE%E0%B4%B0%E0%B4%BE%E0%B4%9C%E0%B4%BE.txt</text:p>
      <text:p text:style-name="P10"><text:s text:c="5"/>4529 wikisource_raw/%E0%B4%B5%E0%B4%9F%E0%B4%95%E0%B5%8D%E0%B4%95%E0%B5%BB_%E0%B4%AA%E0%B4%BE%E0%B4%9F%E0%B5%8D%E0%B4%9F%E0%B5%81%E0%B4%95%E0%B5%BE/%E0%B4%B5%E0%B4%9F%E0%B4%95%E0%B5%8D%E0%B4%95%E0%B5%BB_%E0%B4%AA%E0%B4%BE%E0%B4%9F%E0%B5%8D%E0%B4%9F%E0%B5%81%E0%B4%95%E0%B5%BE.txt</text:p>
      <text:p text:style-name="P10"><text:s text:c="6"/>371 wikisource_raw/%E0%B4%B5%E0%B4%BE%E0%B4%B4%E0%B4%95%E0%B5%8D%E0%B4%95%E0%B5%81%E0%B4%B2/%E0%B4%B5%E0%B4%BE%E0%B4%B4%E0%B4%95%E0%B5%8D%E0%B4%95%E0%B5%81%E0%B4%B2.txt</text:p>
      <text:p text:style-name="P10"><text:s text:c="6"/>817 wikisource_raw/%E0%B4%B5%E0%B5%80%E0%B4%A3_%E0%B4%AA%E0%B5%82%E0%B4%B5%E0%B5%8D/%E0%B4%B5%E0%B5%80%E0%B4%A3_%E0%B4%AA%E0%B5%82%E0%B4%B5%E0%B5%8D.txt</text:p>
      <text:p text:style-name="P10"><text:s text:c="4"/>21449 wikisource_raw/%E0%B4%B5%E0%B5%83%E0%B4%A4%E0%B5%8D%E0%B4%A4%E0%B4%BE%E0%B4%A8%E0%B5%8D%E0%B4%A4%E0%B4%AA%E0%B4%A4%E0%B5%8D%E0%B4%B0%E0%B4%AA%E0%B5%8D%E0%B4%B0%E0%B4%B5%E0%B5%BC%E0%B4%A4%E0%B5%8D%E0%B4%A4%E0%B4%A8%E0%B4%82/%E0%B4%B5%E0%B5%83%E0%B4%A4%E0%B5%8D%E0%B4%A4%E0%B4%BE%E0%B4%A8%E0%B5%8D%E0%B4%A4%E0%B4%AA%E0%B4%A4%E0%B5%8D%E0%B4%B0%E0%B4%AA%E0%B5%8D%E0%B4%B0%E0%B4%B5%E0%B5%BC%E0%B4%A4%E0%B5%8D%E0%B4%A4%E0%B4%A8%E0%B4%82.txt</text:p>
      <text:p text:style-name="P10"><text:s text:c="4"/>15976 wikisource_raw/%E0%B4%B8%E0%B4%9E%E0%B5%8D%E2%80%8C%E0%B4%9C%E0%B4%AF%E0%B4%A8%E0%B5%8D%E0%B4%B1%E0%B5%86_%E0%B4%95%E0%B4%B5%E0%B4%BF%E0%B4%A4%E0%B4%95%E0%B5%BE/%E0%B4%B8%E0%B4%9E%E0%B5%8D%E2%80%8C%E0%B4%9C%E0%B4%AF%E0%B4%A8%E0%B5%8D%E0%B4%B1%E0%B5%86_%E0%B4%95%E0%B4%B5%E0%B4%BF%E0%B4%A4%E0%B4%95%E0%B5%BE.txt</text:p>
      <text:p text:style-name="P10"><text:s text:c="4"/>18032 wikisource_raw/Ente_naadu_kadathal/Ente_naadu_kadathal.txt</text:p>
      <text:p text:style-name="P10"><text:s text:c="4"/>81782 wikisource_raw/Gadgil_report/Gadgil_report.txt</text:p>
      <text:p text:style-name="P10"><text:s text:c="4"/>13979 wikisource_raw/Gadyamala_Onnam_Bhagam_1911/Gadyamala_Onnam_Bhagam_1911.txt</text:p>
      <text:p text:style-name="P10"><text:s text:c="4"/>37620 wikisource_raw/Gadyamalika_vol-1_1921/Gadyamalika_vol-1_1921.txt</text:p>
      <text:p text:style-name="P10"><text:s text:c="4"/>57172 wikisource_raw/Gadyamalika_vol-3_1924/Gadyamalika_vol-3_1924.txt</text:p>
      <text:p text:style-name="P10"><text:s text:c="4"/>12442 wikisource_raw/Gadyapradheepam_1919/Gadyapradheepam_1919.txt</text:p>
      <text:p text:style-name="P10"><text:s text:c="4"/>10851 wikisource_raw/Gadya_Ramayanam_%28Kadhanandhini%29_1927/Gadya_Ramayanam_%28Kadhanandhini%29_1927.txt</text:p>
      <text:p text:style-name="P10"><text:s text:c="4"/>19341 wikisource_raw/Gadya_Ratnavali_part-2/Gadya_Ratnavali_part-2.txt</text:p>
      <text:p text:style-name="P10"><text:s text:c="4"/>18585 wikisource_raw/Gadyavali_1918/Gadyavali_1918.txt</text:p>
      <text:p text:style-name="P10"><text:s text:c="5"/>3662 wikisource_raw/Gandavadhaham_%28Kadhakali%29_1867/Gandavadhaham_%28Kadhakali%29_1867.txt</text:p>
      <text:p text:style-name="P10"><text:s text:c="5"/>2318 wikisource_raw/Gangavatharan_Nadakam_1892/Gangavatharan_Nadakam_1892.txt</text:p>
      <text:p text:style-name="P10"><text:s text:c="4"/>40374 wikisource_raw/Gdyamalika_vol-2_1925/Gdyamalika_vol-2_1925.txt</text:p>
      <text:p text:style-name="P10"><text:s text:c="4"/>15192 wikisource_raw/Geography_textbook_4th_std_tranvancore_1936/Geography_textbook_4th_std_tranvancore_1936.txt</text:p>
      <text:p text:style-name="P10"><text:s text:c="4"/>32142 wikisource_raw/George_Pattabhishekam_1912/George_Pattabhishekam_1912.txt</text:p>
      <text:p text:style-name="P10"><text:s text:c="4"/>15852 wikisource_raw/Girija_Kalyanam_1925/Girija_Kalyanam_1925.txt</text:p>
      <text:p text:style-name="P10"><text:s text:c="5"/>9163 wikisource_raw/Gouree_charitham_1921/Gouree_charitham_1921.txt</text:p>
      <text:p text:style-name="P10"><text:s text:c="4"/>10163 wikisource_raw/G_P_1903/G_P_1903.txt</text:p>
      <text:p text:style-name="P10"><text:s text:c="4"/>12304 wikisource_raw/Harishchandran_1925/Harishchandran_1925.txt</text:p>
      <text:p text:style-name="P10"><text:s text:c="5"/>3491 wikisource_raw/Hasthalakshana_deepika_1892/Hasthalakshana_deepika_1892.txt</text:p>
      <text:p text:style-name="P10"><text:soft-page-break/><text:s text:c="5"/>3897 wikisource_raw/Indiayile_Parsikal_1913/Indiayile_Parsikal_1913.txt</text:p>
      <text:p text:style-name="P10"><text:s text:c="4"/>52381 wikisource_raw/Indulekha2/Indulekha2.txt</text:p>
      <text:p text:style-name="P10"><text:s text:c="4"/>52037 wikisource_raw/Indulekha/Indulekha.txt</text:p>
      <text:p text:style-name="P10"><text:s text:c="4"/>26258 wikisource_raw/Jaimineeaswamedham_2_part/Jaimineeaswamedham_2_part.txt</text:p>
      <text:p text:style-name="P10"><text:s text:c="4"/>24344 wikisource_raw/Jaimini_Aswamadham_Kilippattul_1921/Jaimini_Aswamadham_Kilippattul_1921.txt</text:p>
      <text:p text:style-name="P10"><text:s text:c="4"/>21404 wikisource_raw/Janakee_parinayam_1900/Janakee_parinayam_1900.txt</text:p>
      <text:p text:style-name="P10"><text:s text:c="4"/>22100 wikisource_raw/Janakee_parinayom_1888/Janakee_parinayom_1888.txt</text:p>
      <text:p text:style-name="P10"><text:s text:c="5"/>1025 wikisource_raw/Janaranjinee_vijayam_bhasha_nadakam_1892/Janaranjinee_vijayam_bhasha_nadakam_1892.txt</text:p>
      <text:p text:style-name="P10"><text:s text:c="5"/>1740 wikisource_raw/Jathikkummi/Jathikkummi.txt</text:p>
      <text:p text:style-name="P10"><text:s text:c="4"/>10782 wikisource_raw/Jyothsnika_Vishavaidyam_1927/Jyothsnika_Vishavaidyam_1927.txt</text:p>
      <text:p text:style-name="P10"><text:s text:c="5"/>5006 wikisource_raw/Kadhambaree_kadha_saram/Kadhambaree_kadha_saram.txt</text:p>
      <text:p text:style-name="P10"><text:s text:c="4"/>43411 wikisource_raw/Kambarude_Ramayana_kadha_gadyam_1922/Kambarude_Ramayana_kadha_gadyam_1922.txt</text:p>
      <text:p text:style-name="P10"><text:s text:c="5"/>7263 wikisource_raw/Kandamrutham_1906/Kandamrutham_1906.txt</text:p>
      <text:p text:style-name="P10"><text:s text:c="5"/>1067 wikisource_raw/Kandhavritham_1911/Kandhavritham_1911.txt</text:p>
      <text:p text:style-name="P10"><text:s text:c="4"/>19884 wikisource_raw/Kashi_yathra_charitham_1914/Kashi_yathra_charitham_1914.txt</text:p>
      <text:p text:style-name="P10"><text:s text:c="6"/>982 wikisource_raw/Kavibharatham_%28Manipravalam%29_1893/Kavibharatham_%28Manipravalam%29_1893.txt</text:p>
      <text:p text:style-name="P10"><text:s text:c="4"/>34692 wikisource_raw/K_M_Ezhuthiya_Upanyasangal_1913/K_M_Ezhuthiya_Upanyasangal_1913.txt</text:p>
      <text:p text:style-name="P10"><text:s text:c="5"/>3009 wikisource_raw/Kolampu_yathravivaranam2/Kolampu_yathravivaranam2.txt</text:p>
      <text:p text:style-name="P10"><text:s text:c="4"/>91837 wikisource_raw/Koudilyande_Arthasasthram_1935/Koudilyande_Arthasasthram_1935.txt</text:p>
      <text:p text:style-name="P10"><text:s text:c="4"/>30617 wikisource_raw/Kshathra_prabhavam_1928/Kshathra_prabhavam_1928.txt</text:p>
      <text:p text:style-name="P10"><text:s text:c="5"/>1586 wikisource_raw/Kuchelavrutha_shathakam_1893/Kuchelavrutha_shathakam_1893.txt</text:p>
      <text:p text:style-name="P10"><text:s text:c="5"/>1640 wikisource_raw/Madamahee_shathagam_Manipravalm_1908/Madamahee_shathagam_Manipravalm_1908.txt</text:p>
      <text:p text:style-name="P10"><text:s text:c="5"/>8041 wikisource_raw/Mahabharatha_katha_%28Oru_Niroopanam%29_1913/Mahabharatha_katha_%28Oru_Niroopanam%29_1913.txt</text:p>
      <text:p text:style-name="P10"><text:s text:c="5"/>8479 wikisource_raw/Mahabharathathile_Karnan_1923/Mahabharathathile_Karnan_1923.txt</text:p>
      <text:p text:style-name="P10"><text:s text:c="4"/>13721 wikisource_raw/Malabhari_1920/Malabhari_1920.txt</text:p>
      <text:p text:style-name="P10"><text:s text:c="4"/>16381 wikisource_raw/Malayala_bhashayum_sahithyavum_1927/Malayala_bhashayum_sahithyavum_1927.txt</text:p>
      <text:p text:style-name="P10"><text:s text:c="4"/>27690 wikisource_raw/Malayalam_Fifth_Reader_1918/Malayalam_Fifth_Reader_1918.txt</text:p>
      <text:p text:style-name="P10"><text:s text:c="4"/>27722 wikisource_raw/Malayalathile_Pazhaya_pattukal_1917/Malayalathile_Pazhaya_pattukal_1917.txt</text:p>
      <text:p text:style-name="P10"><text:s text:c="3"/>112466 wikisource_raw/Malquran/Malquran.txt</text:p>
      <text:p text:style-name="P10"><text:s text:c="4"/>10190 wikisource_raw/Mangala_mala_book-2_1913/Mangala_mala_book-2_1913.txt</text:p>
      <text:p text:style-name="P10"><text:s text:c="4"/>61817 wikisource_raw/Mangalodhayam_book_1_1908/Mangalodhayam_book_1_1908.txt</text:p>
      <text:p text:style-name="P10"><text:s text:c="3"/>102006 wikisource_raw/Mangalodhayam_book-4_1911/Mangalodhayam_book-4_1911.txt</text:p>
      <text:p text:style-name="P10"><text:s text:c="4"/>47394 wikisource_raw/Mangalodhayam_book-7_1914/Mangalodhayam_book-7_1914.txt</text:p>
      <text:p text:style-name="P10"><text:s text:c="3"/>112270 wikisource_raw/Mangalodhayam_book-8_1915/Mangalodhayam_book-8_1915.txt</text:p>
      <text:p text:style-name="P10"><text:s text:c="4"/>17210 wikisource_raw/Manimeghala_1928/Manimeghala_1928.txt</text:p>
      <text:p text:style-name="P10"><text:s text:c="4"/>21249 wikisource_raw/Manushyalaya_chandrika_%28Thachu_shasthram%29_1928/Manushyalaya_chandrika_%28Thachu_shasthram%29_1928.txt</text:p>
      <text:p text:style-name="P10"><text:soft-page-break/><text:s text:c="4"/>26836 wikisource_raw/Mar_Dheevannasyosa_Methrapoleetha_1901/Mar_Dheevannasyosa_Methrapoleetha_1901.txt</text:p>
      <text:p text:style-name="P10"><text:s text:c="4"/>26805 wikisource_raw/Mathamgi_1940/Mathamgi_1940.txt</text:p>
      <text:p text:style-name="P10"><text:s text:c="5"/>4940 wikisource_raw/Mazhamangala_bhanam_1892/Mazhamangala_bhanam_1892.txt</text:p>
      <text:p text:style-name="P10"><text:s text:c="4"/>20118 wikisource_raw/Mevadinde_Pathanam_1932/Mevadinde_Pathanam_1932.txt</text:p>
      <text:p text:style-name="P10"><text:s text:c="4"/>27697 wikisource_raw/Nadakathrayam_1951/Nadakathrayam_1951.txt</text:p>
      <text:p text:style-name="P10"><text:s text:c="5"/>9755 wikisource_raw/Neethishasthra_rathnangal_1925/Neethishasthra_rathnangal_1925.txt</text:p>
      <text:p text:style-name="P10"><text:s text:c="4"/>10404 wikisource_raw/Oru_Maha_Sathyam_adhava_Kooniyude_Kusruthi/Oru_Maha_Sathyam_adhava_Kooniyude_Kusruthi.txt</text:p>
      <text:p text:style-name="P10"><text:s text:c="5"/>4770 wikisource_raw/Padya_padavali_7_1920/Padya_padavali_7_1920.txt</text:p>
      <text:p text:style-name="P10"><text:s text:c="5"/>5873 wikisource_raw/Pancharathram_Nadakam_1928/Pancharathram_Nadakam_1928.txt</text:p>
      <text:p text:style-name="P10"><text:s text:c="4"/>37551 wikisource_raw/Pattukal_vol-2_1927/Pattukal_vol-2_1927.txt</text:p>
      <text:p text:style-name="P10"><text:s text:c="4"/>24443 wikisource_raw/Prabhandha_Manjari_1911/Prabhandha_Manjari_1911.txt</text:p>
      <text:p text:style-name="P10"><text:s text:c="5"/>2931 wikisource_raw/Prabhushakthi_oru_Gandakavyam_1914/Prabhushakthi_oru_Gandakavyam_1914.txt</text:p>
      <text:p text:style-name="P10"><text:s text:c="4"/>17366 wikisource_raw/Pracheenaryavarthathile_chila_viswa_vidyalayangal_1924/Pracheenaryavarthathile_chila_viswa_vidyalayangal_1924.txt</text:p>
      <text:p text:style-name="P10"><text:s text:c="4"/>17390 wikisource_raw/Pradhama_chikilsthsa_1917/Pradhama_chikilsthsa_1917.txt</text:p>
      <text:p text:style-name="P10"><text:s text:c="4"/>10197 wikisource_raw/Prahlatha_charitham_Kilippattu_1939/Prahlatha_charitham_Kilippattu_1939.txt</text:p>
      <text:p text:style-name="P10"><text:s text:c="5"/>7463 wikisource_raw/Praisham_-_Sreemoolam_Malayala_bhasha_Grandhavali_1927/Praisham_-_Sreemoolam_Malayala_bhasha_Grandhavali_1927.txt</text:p>
      <text:p text:style-name="P10"><text:s text:c="4"/>14249 wikisource_raw/Prasangamala_1913/Prasangamala_1913.txt</text:p>
      <text:p text:style-name="P10"><text:s text:c="5"/>5059 wikisource_raw/Prashnareethi_1903/Prashnareethi_1903.txt</text:p>
      <text:p text:style-name="P10"><text:s text:c="4"/>23941 wikisource_raw/Praveshagam_1900/Praveshagam_1900.txt</text:p>
      <text:p text:style-name="P10"><text:s text:c="5"/>7257 wikisource_raw/Priyadarshika_-_Harshan_1901/Priyadarshika_-_Harshan_1901.txt</text:p>
      <text:p text:style-name="P10"><text:s text:c="4"/>12618 wikisource_raw/Raghuvamsha_charithram_vol-1_1918/Raghuvamsha_charithram_vol-1_1918.txt</text:p>
      <text:p text:style-name="P10"><text:s text:c="5"/>1625 wikisource_raw/Ramakumaran_1913/Ramakumaran_1913.txt</text:p>
      <text:p text:style-name="P10"><text:s text:c="4"/>12494 wikisource_raw/Ramayanam_24_Vritham_1926/Ramayanam_24_Vritham_1926.txt</text:p>
      <text:p text:style-name="P10"><text:s text:c="4"/>41844 wikisource_raw/RAS_01_05_W_O/RAS_01_05_W_O.txt</text:p>
      <text:p text:style-name="P10"><text:s text:c="4"/>46415 wikisource_raw/Sahithyavalokam_1947/Sahithyavalokam_1947.txt</text:p>
      <text:p text:style-name="P10"><text:s text:c="4"/>10756 wikisource_raw/Samudhaya_bhodham_1916/Samudhaya_bhodham_1916.txt</text:p>
      <text:p text:style-name="P10"><text:s text:c="5"/>6467 wikisource_raw/Samudhaya_mithram_1919/Samudhaya_mithram_1919.txt</text:p>
      <text:p text:style-name="P10"><text:s text:c="5"/>2734 wikisource_raw/Sanyasi_1933/Sanyasi_1933.txt</text:p>
      <text:p text:style-name="P10"><text:s text:c="5"/>3171 wikisource_raw/Seetha_Swayamvaran_%28Ottan_thullal%29_1907/Seetha_Swayamvaran_%28Ottan_thullal%29_1907.txt</text:p>
      <text:p text:style-name="P10"><text:s text:c="5"/>2144 wikisource_raw/Shakunthala_%28Poorva_bhagam%29_1947/Shakunthala_%28Poorva_bhagam%29_1947.txt</text:p>
      <text:p text:style-name="P10"><text:s text:c="4"/>27828 wikisource_raw/Shareera_shasthram_1917/Shareera_shasthram_1917.txt</text:p>
      <text:p text:style-name="P10"><text:s text:c="5"/>9779 wikisource_raw/Sheelam_1914/Sheelam_1914.txt</text:p>
      <text:p text:style-name="P10"><text:s text:c="4"/>61897 wikisource_raw/Sree_Aananda_Ramayanam_1926/Sree_Aananda_Ramayanam_1926.txt</text:p>
      <text:p text:style-name="P10"><text:s text:c="5"/>7718 wikisource_raw/Sree_Amaruka_shathakam_-_Amarukakavi_1893/Sree_Amaruka_shathakam_-_Amarukakavi_1893.txt</text:p>
      <text:p text:style-name="P10"><text:s text:c="5"/>5849 wikisource_raw/SreeBudha_charitham_Kilippattu_-_Edwin_Arnold_1915/SreeBudha_charitham_Kilippattu_-_Edwin_Arnold_1915.txt</text:p>
      <text:p text:style-name="P10"><text:soft-page-break/><text:s text:c="4"/>14404 wikisource_raw/Sree_Ekadhashi_Mahathmyam_kilippattu_1926/Sree_Ekadhashi_Mahathmyam_kilippattu_1926.txt</text:p>
      <text:p text:style-name="P10"><text:s text:c="5"/>6155 wikisource_raw/Sree_Kashimahathmyam_Kilippattu_1907/Sree_Kashimahathmyam_Kilippattu_1907.txt</text:p>
      <text:p text:style-name="P10"><text:s text:c="4"/>26575 wikisource_raw/Sreekrishna_leelakal_gadyakavyam_1923/Sreekrishna_leelakal_gadyakavyam_1923.txt</text:p>
      <text:p text:style-name="P10"><text:s text:c="4"/>27466 wikisource_raw/Sreekrishnan_1931/Sreekrishnan_1931.txt</text:p>
      <text:p text:style-name="P10"><text:s text:c="4"/>53632 wikisource_raw/Sreemadhavanidhanam_1921/Sreemadhavanidhanam_1921.txt</text:p>
      <text:p text:style-name="P10"><text:s text:c="4"/>34472 wikisource_raw/SreemahaBhagavatham_1871/SreemahaBhagavatham_1871.txt</text:p>
      <text:p text:style-name="P10"><text:s text:c="4"/>47861 wikisource_raw/SreeMahabharatham_1924/SreeMahabharatham_1924.txt</text:p>
      <text:p text:style-name="P10"><text:s text:c="4"/>44176 wikisource_raw/Sree_Vivekanda_swamikal_1922/Sree_Vivekanda_swamikal_1922.txt</text:p>
      <text:p text:style-name="P10"><text:s text:c="5"/>3045 wikisource_raw/Sringara_thilakam_Kalidasakavi_praneetham_1925/Sringara_thilakam_Kalidasakavi_praneetham_1925.txt</text:p>
      <text:p text:style-name="P10"><text:s text:c="5"/>7818 wikisource_raw/Subadrarjjanam_1901/Subadrarjjanam_1901.txt</text:p>
      <text:p text:style-name="P10"><text:s text:c="5"/>3815 wikisource_raw/Sujathodwaham_bhasha_chambu_1907/Sujathodwaham_bhasha_chambu_1907.txt</text:p>
      <text:p text:style-name="P10"><text:s text:c="5"/>6817 wikisource_raw/Syrian_Canon_1870/Syrian_Canon_1870.txt</text:p>
      <text:p text:style-name="P10"><text:s text:c="5"/>3602 wikisource_raw/Thirumandham_kunnu_vaishishyam_1913/Thirumandham_kunnu_vaishishyam_1913.txt</text:p>
      <text:p text:style-name="P10"><text:s text:c="5"/>6368 wikisource_raw/Uthara_rama_charitham_Bhashakavyam_1913/Uthara_rama_charitham_Bhashakavyam_1913.txt</text:p>
      <text:p text:style-name="P10"><text:s text:c="5"/>3050 wikisource_raw/Vijnapanam_-_Kochi_Janmi_sabha_1914/Vijnapanam_-_Kochi_Janmi_sabha_1914.txt</text:p>
      <text:p text:style-name="P10"><text:s text:c="5"/>6457 wikisource_raw/Vishishta_Krithyangal_1914/Vishishta_Krithyangal_1914.txt</text:p>
      <text:p text:style-name="P10"><text:s text:c="6"/>208 wikisource_raw/Wikisource_Contest_2014_Press_Jan_3/Wikisource_Contest_2014_Press_Jan_3.txt</text:p>
      <text:p text:style-name="P10"><text:s text:c="5"/>5832 wikisource_raw/Yayathi_charitham_1914/Yayathi_charitham_1914.txt</text:p>
      <text:p text:style-name="P10"><text:s text:c="2"/><text:span text:style-name="T5">3858411</text:span> total</text:p>
      <text:p text:style-name="P9"/>
      <text:p text:style-name="P10">No sources uploaded :</text:p>
      <text:p text:style-name="P10"/>
      <text:p text:style-name="P10">Tasks calculation assuming 70% wastage and mean length = 10</text:p>
      <text:p text:style-name="P10"/>
      <text:p text:style-name="P10">270088 tasks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9:16:35.170060077</meta:creation-date>
    <dc:date>2019-08-27T11:27:10.041716010</dc:date>
    <meta:editing-duration>PT39M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1" meta:paragraph-count="833" meta:word-count="1768" meta:character-count="62566" meta:non-whitespace-character-count="58339"/>
  </office:meta>
</office:document-meta>
</file>